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9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1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2" style:parent-style-name="Default">
      <style:table-cell-properties fo:wrap-option="wrap" style:cell-protect="protected" style:vertical-align="middle"/>
    </style:style>
    <style:style style:data-style-name="N0" style:family="table-cell" style:name="ce13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4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5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6" style:parent-style-name="Default">
      <style:table-cell-properties fo:background-color="#FFFF00" fo:border="2pt solid #000000"/>
    </style:style>
    <style:style style:data-style-name="N0" style:family="table-cell" style:name="ce17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8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9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1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background-color="transparent" fo:border="2pt solid #000000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5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6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7" style:parent-style-name="Default">
      <style:table-cell-properties fo:background-color="transparent" fo:border="thin solid #000000"/>
    </style:style>
    <style:style style:data-style-name="N0" style:family="table-cell" style:name="ce28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29" style:parent-style-name="Default">
      <style:table-cell-properties style:cell-protect="protected"/>
    </style:style>
    <style:style style:data-style-name="N0" style:family="table-cell" style:name="ce30" style:parent-style-name="Default">
      <style:table-cell-properties fo:background-color="transparent" style:cell-protect="protected"/>
    </style:style>
    <style:style style:data-style-name="N0" style:family="table-cell" style:name="ce31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2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4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5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6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37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39" style:parent-style-name="Default">
      <style:table-cell-properties fo:background-color="#FFFF00" fo:border="2pt solid #000000" style:cell-protect="none"/>
    </style:style>
    <style:style style:data-style-name="N0" style:family="table-cell" style:name="ce40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1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2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name="a2ea2e1">
      <style:table-properties style:width="6.692in" table:align="margins"/>
    </style:style>
    <style:style style:family="table-column" style:name="ab517fb"/>
    <style:style style:family="table-cell" style:name="a7f5a12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a21a0a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901ec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3732bc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97ac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bb47c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bb07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93e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1f8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534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aa9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1a2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942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3ca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b26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891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2bf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ddb9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5f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305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2c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e7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f21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e08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04b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3be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fe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cf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55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43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281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6ca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89d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87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4e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0f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a8a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a8c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a9d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22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3f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0a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de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4d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14d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fd7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41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88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a2d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26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038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c6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1b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6f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b0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e0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3cd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969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cf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cc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6d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375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37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52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c33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ff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6d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b2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01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392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bc2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09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e1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d9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e7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54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1fe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eb45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aa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63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4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a8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6bf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2b4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04b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e1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cb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2d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167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38c0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9fbb2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fa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d7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8c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0d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fc2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93f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822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94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0f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36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7f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4f2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7971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50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be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c9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15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f8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c55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60b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74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91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44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ad6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7fc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47fb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bc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09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4c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1c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749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202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080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68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03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51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bc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582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5433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2b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9b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a8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30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f45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049b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3a64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3bf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0bd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cb2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598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664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29a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d2d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e9b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ede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3dc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361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434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cb8a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2eb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257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475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c9e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fe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7be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10b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62f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81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411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177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a5e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511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94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3d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d6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e4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ba6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0c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93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fa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44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b4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9c2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b70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094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8c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09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af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25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278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06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3a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70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41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67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bb4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3ff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b14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bd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d2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d6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d8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bfc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4d2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3c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82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19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34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8d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fba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a08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e2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28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72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55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90d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0a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78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8e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8c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cb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056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913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ba5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ef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a2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c8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1e6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a94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50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ad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d2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a4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e2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774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f3d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91a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eb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f7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14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00a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7b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1f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56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2f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34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a8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ff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05b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f8b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d1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ca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88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3ce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d3c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a68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b4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32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4a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d3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f61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788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998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77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f3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f8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64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2a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b3b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16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0a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0d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83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644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dfb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b6a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6b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11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17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ff6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12d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c29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7d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2e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e3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f5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24b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6cf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45e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282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6ce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2a79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5d7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586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ce9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03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64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a1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0f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9f0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703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103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c1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46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b19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c9b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0f9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f6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7f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d7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cc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55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bc0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798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dca4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95f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6ca6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5d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e0f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64e1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a579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692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0f5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cd9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e09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125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587f">
      <style:table-cell-properties fo:wrap-option="wrap"/>
      <style:text-properties fo:color="#000000" fo:font-size="11.0pt" style:font-name="Calibri"/>
    </style:style>
    <style:style style:family="table-cell" style:name="af3423d">
      <style:table-cell-properties fo:wrap-option="wrap"/>
      <style:text-properties fo:color="#000000" fo:font-size="11.0pt" style:font-name="Calibri"/>
    </style:style>
    <style:style style:family="table" style:name="a34f551">
      <style:table-properties style:width="6.692in" table:align="margins"/>
    </style:style>
    <style:style style:family="table-column" style:name="a50ce59"/>
    <style:style style:family="table-cell" style:name="af46e33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5e4640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3e4f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543257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10b99b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5e667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609d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345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1fb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be1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e0b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97f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921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bd9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d1c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b32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d9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c943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33a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61a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49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ba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ca8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c03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2e0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7b6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c5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31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07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26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7e6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7ee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20c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68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78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4d4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7b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8f9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566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7c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b2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f6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39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ac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22e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9c3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71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e8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84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c30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3e6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2fe9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f2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c1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2c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28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c78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26d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f5c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c3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64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b96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190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3e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40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c3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8a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75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e5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07d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78e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c30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b8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34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85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70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afc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a3d0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b3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9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61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c8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99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a10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fe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22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bd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32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258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c631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689fd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4f9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ae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c7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23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ce4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d07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85f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a5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a6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3e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8f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7f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60e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26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0a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f9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09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31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476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921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80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dc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92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8a6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784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ddd3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3b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59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bd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6c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84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628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abd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91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53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648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6b1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ddb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c80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13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63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2e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33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ff7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2183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a60e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207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963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b85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d13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5c8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9d0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77e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da1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342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a5a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a386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8064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d575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3f8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d6c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4b4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147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e73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337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49d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de0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f72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6b5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237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4c2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61a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f6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00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0c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4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6e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71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70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6d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13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74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922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9c6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7fb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fb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37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f4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2a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9c5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ed4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56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3a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3a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0f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47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f61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7e5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a2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35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be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37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405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3fd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b3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e2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7f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5e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2b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4f5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89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dd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49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62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da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6cd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dc4f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dc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49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50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3b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e77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e07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46a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96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bd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26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21f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59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85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d9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6f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ec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c8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3d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874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836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24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7d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e7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0c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1a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cf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d4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63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20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44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71b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30c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d50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7e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13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70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5a5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6c0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6e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c7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a2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00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c2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a94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9dd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9f7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2c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fb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e1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5e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b27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6a2f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76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c4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bc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78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5d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b9f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50b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81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63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3a0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e64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7a1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fa6a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8c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75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07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70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08d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bbe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71b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3f7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756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62f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c69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333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eda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68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ed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26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86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81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e5d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42d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1f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81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cb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4c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14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64ea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1a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90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c2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95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fcd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e902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f0e2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cf97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229f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659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61e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525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90f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b7b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d47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6cc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97b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1da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68a0">
      <style:table-cell-properties fo:wrap-option="wrap"/>
      <style:text-properties fo:color="#000000" fo:font-size="11.0pt" style:font-name="Calibri"/>
    </style:style>
    <style:style style:family="table-cell" style:name="a6ed6ce">
      <style:table-cell-properties fo:wrap-option="wrap"/>
      <style:text-properties fo:color="#000000" fo:font-size="11.0pt" style:font-name="Calibri"/>
    </style:style>
    <style:style style:family="table" style:name="ad46248">
      <style:table-properties style:width="6.692in" table:align="margins"/>
    </style:style>
    <style:style style:family="table-column" style:name="af25305"/>
    <style:style style:family="table-cell" style:name="a5f679f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72751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3d1050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52ff0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6d80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6163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2fb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bd0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6f1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a1e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c7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4e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c23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98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da3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851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467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927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4d6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a4e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11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97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4b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0e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eb5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33b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b1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1e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a0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6f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002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f5e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bca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92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f5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ae4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87b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7e0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25b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b8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88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8c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e1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ea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504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9e6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0b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47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505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18e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985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a207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d8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f0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dc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77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a5c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ff5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1f5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bf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50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0e9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fd9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5b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b89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02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a7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85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ee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871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acd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07a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3f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53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16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0a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5eb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ec4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40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f4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d7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44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08e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b11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d40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47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ac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82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df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ae31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0d3c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fc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a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39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5f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5b2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e5f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041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aa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49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b8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b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90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203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8c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e1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4f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e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0aa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6fc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1f2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fa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f7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44e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70f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ac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660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a0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af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4b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c0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a0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16c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2b4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25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c0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a21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707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69c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1b68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ea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cf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0e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8a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d8d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9de4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758c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cff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6df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1de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add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5af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b588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1ed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549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dea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a65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224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1a7d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745d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25a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5ab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868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c07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46c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38f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8e5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c96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914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eb3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ffc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a76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5fe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6f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10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2a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c9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1df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c34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5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8a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c4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1e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704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ac0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7c3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52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5e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8d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c2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5e3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0a2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e3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e2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c1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d9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2a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8d5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451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11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3e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4e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47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787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f62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44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0b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37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53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22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5f1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619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35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d3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ed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4f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65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b23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5d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50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8e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21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667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848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58a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fd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96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cf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e79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9a7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b7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2c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1a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70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06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ec1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bc0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969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b9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45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5c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55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73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4e1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ba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51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a9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8f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7f2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954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921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bd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bb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3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fa9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952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cf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f3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00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16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7b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af9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246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ac3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36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cc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63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62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19d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53da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7f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0c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f5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aa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3c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166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35a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98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1e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bd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5b1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c85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9d21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6c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ae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51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ae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58c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b5e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874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0b1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ef0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cfd0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53f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594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d56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84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57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2d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1b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31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a22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7af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ab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a3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9da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f28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32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a8f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94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91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d7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b6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07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669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2252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9d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1f42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214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010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ed07a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fdbee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195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a97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d9d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a51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b2f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f89e">
      <style:table-cell-properties fo:wrap-option="wrap"/>
      <style:text-properties fo:color="#000000" fo:font-size="11.0pt" style:font-name="Calibri"/>
    </style:style>
    <style:style style:family="table-cell" style:name="a9e15e8">
      <style:table-cell-properties fo:wrap-option="wrap"/>
      <style:text-properties fo:color="#000000" fo:font-size="11.0pt" style:font-name="Calibri"/>
    </style:style>
    <style:style style:family="table" style:name="ab9a3a5">
      <style:table-properties style:width="6.692in" table:align="margins"/>
    </style:style>
    <style:style style:family="table-column" style:name="a3aecee"/>
    <style:style style:family="table-cell" style:name="a167882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4b4d7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c3677b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a7f987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afd7a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bd5f7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a242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6c7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535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247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0e8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924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02d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4f5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13c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d80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f28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ab3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bb3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014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cb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58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cb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30b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05e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5cbd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cf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dc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58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3d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ca6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36d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083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1a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cb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93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b1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361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a1cc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c9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ec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d1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44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b70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56e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9bc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1e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da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2de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c19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ae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e178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c7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92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8c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fc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0c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04c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1f5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48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1b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f3b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feb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89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289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41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f0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07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b0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050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42c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d64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98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7c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a7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94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e9b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6e5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2a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27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13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7a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67f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fc9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0b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2f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30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d2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aea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e34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b7d1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361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21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a4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8d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e0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34b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8c3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11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28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fa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c3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e4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bd85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0b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be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a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27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3d2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854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716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52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b1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fba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6eb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c2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d8eb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8e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11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6c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ca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bc1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8e4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6f9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c9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00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b6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ab8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c8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2af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ce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71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4d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86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c8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976d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11ce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f85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3bc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6bb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9609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912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3e20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125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0af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e0e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472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b3e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4b8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cd9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775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1ca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3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4b3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cbd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811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a25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c70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2f2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521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990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cf7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b72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4b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65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c3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8c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250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09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90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e3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94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30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d0f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ed9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482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58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c5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d3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a5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3fd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094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de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e8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00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f3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dc8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41e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fa6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06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c1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f2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32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e13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318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48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3a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8f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c5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58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b4c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f37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21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51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96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73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3bc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f605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49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dc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70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39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2f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9da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e33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c8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ae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00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85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6a1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7ef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5d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77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21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35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db5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69f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468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42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dd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d1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9b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e5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221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9f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0f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c9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d4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afd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4d5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83e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30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c8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1a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5ec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366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14b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e9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80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e3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24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61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c0d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38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dd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e8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96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2b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e21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553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af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c2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5d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2c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8a4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4e4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141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33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8d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c37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4e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0da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091c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e1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8f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40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18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fd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0ff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de9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aea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2755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4f2b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6dd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2f2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14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41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16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e1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f6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09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9fd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cb2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ad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aa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5b0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af4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c09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e628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5f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74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ba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7d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c9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d066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1683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c19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2dd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42e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fd1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8e5e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e1b2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753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363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3fb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4be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f9f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bd04">
      <style:table-cell-properties fo:wrap-option="wrap"/>
      <style:text-properties fo:color="#000000" fo:font-size="11.0pt" style:font-name="Calibri"/>
    </style:style>
    <style:style style:family="table-cell" style:name="a41f0e8">
      <style:table-cell-properties fo:wrap-option="wrap"/>
      <style:text-properties fo:color="#000000" fo:font-size="11.0pt" style:font-name="Calibri"/>
    </style:style>
    <style:style style:family="table" style:name="a3ef562">
      <style:table-properties style:width="6.692in" table:align="margins"/>
    </style:style>
    <style:style style:family="table-column" style:name="aa7b221"/>
    <style:style style:family="table-cell" style:name="ad2d4da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25f87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c66a9c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a962a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d6911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6b9b6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b946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758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1a0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57e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286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e66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ebfb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95f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c54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aad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dcd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a5a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71d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1d5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99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a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e0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f5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ade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1f57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78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8b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5c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d2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69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9dc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06a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9a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49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c39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9f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fa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fb2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35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b9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a6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ea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b9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189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df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d3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78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679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78b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9c3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108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f8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49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07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77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ab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375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b38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7d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83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53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56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02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4e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bd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c0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34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05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314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a89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e5d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b6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81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05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20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334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af9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28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30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d2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de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781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d25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7ea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77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08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c1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f27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5f8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62069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540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56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ff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e5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72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7b5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a72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b1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44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78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42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d58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8818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82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a1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c9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dd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15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d6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b10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0b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4c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4f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04d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348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106e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c7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47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56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b2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fbd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f0a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a6b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f1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14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96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5e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65a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060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db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28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5a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ff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214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a49b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91c6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f90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787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e98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2a1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42c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94f5e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43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a1b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578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620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195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86e5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9590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b02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4b7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c75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ee0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78f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ece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1ed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71c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7fc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590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3d0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a83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01b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ff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ce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67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d1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a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4b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ea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80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b8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af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bc7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5cc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c53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75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70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3a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6b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872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98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f1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83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f5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ac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d7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4a9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79e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cf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8c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53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2b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aeb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abe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10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f9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e4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11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a85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e33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28f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bf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73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f5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19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a86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9349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86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59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d8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5d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463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7ed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7c3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f2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2c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81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b77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3e3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61d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02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bf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e0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94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d3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675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209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43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8c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32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018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efe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f3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be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3e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9d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16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d7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16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4ed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57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fe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a9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64e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d0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21c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dd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c5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cb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94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2ef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cb9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f3d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71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72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55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72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056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3419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96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61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ee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cb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453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56e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1f9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75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dd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ea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b06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54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5e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70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69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d4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26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5d2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90c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319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c42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93d3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8f58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fc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f19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d4d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90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9d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08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d0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5c3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f8a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29e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94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a1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f9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27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6f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16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e9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ba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89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06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49a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6697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0b29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17d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468c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af5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435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59b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e4bb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176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1e9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b2c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b26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dbb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de37">
      <style:table-cell-properties fo:wrap-option="wrap"/>
      <style:text-properties fo:color="#000000" fo:font-size="11.0pt" style:font-name="Calibri"/>
    </style:style>
    <style:style style:family="table-cell" style:name="ae3e2c5">
      <style:table-cell-properties fo:wrap-option="wrap"/>
      <style:text-properties fo:color="#000000" fo:font-size="11.0pt" style:font-name="Calibri"/>
    </style:style>
    <style:style style:family="table" style:name="a6888f9">
      <style:table-properties style:width="6.692in" table:align="margins"/>
    </style:style>
    <style:style style:family="table-column" style:name="ad7d03a"/>
    <style:style style:family="table-cell" style:name="a164a83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e725f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efce45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55492e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7d0e8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82f0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e24d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bf1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6c5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fbc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21c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c2e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2e9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46a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c12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16f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229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8f1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447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cfc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d8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18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456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ab1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e20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f9d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ff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ed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57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2e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12c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737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ed6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db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3e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072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990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3d0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bde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5b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4c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e5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1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c6d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87d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44e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2e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d7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04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e2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0f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b0d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80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f1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e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5d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5f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4e1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43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3a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7d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705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d02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49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7bc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68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0d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08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32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02e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12d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efa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2c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d0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89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30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480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0e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3b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39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dc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9c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592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d28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c13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65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e9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e3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4ad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040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b89c1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9d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a7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85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c8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d12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399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87e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9b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bf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52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e7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b33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60d6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f3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71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ab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97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74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44e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35b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45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bd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5ad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fc8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2ad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c5b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e7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83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83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28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83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62e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763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fa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01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ebd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29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489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f34b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e5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09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cc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ff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d6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35f9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7d22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741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72a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8b4a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6634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e8d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e392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c21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15f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d9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c42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7e9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2d8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abb8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8e6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fb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e5f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46d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2e8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eee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0f8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d1f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4b3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536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5be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44b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1c9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6a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fe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49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f9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85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784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4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bd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d4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ff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6f9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f5d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f77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ee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29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af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fe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82a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e2e1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d1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ea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1d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1f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5a3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fd3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330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82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5a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6d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e0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4e1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a43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4d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0b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f2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3f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be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906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f85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97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b4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03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0a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684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6d1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28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08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2c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e1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df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d9b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2dc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c4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50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70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a1b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ce2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9a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79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62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f8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3f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140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ab7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149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16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91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b3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924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e86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ec4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7d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21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3d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e5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5d9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2ba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1c2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06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5c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a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802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de4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43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61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2e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73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4f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cc1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bc0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f3b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c4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13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18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bd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f9b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8589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84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6c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83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e3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40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e47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997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0f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ce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6c7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d9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fb5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812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d5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1d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61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03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41d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e22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13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cd3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573c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b7ad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5fe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77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2a6f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37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c0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89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17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040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21c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e3c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b2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47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057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23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9c8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fdc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a5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67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83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55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250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08da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ecb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4d1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0d74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ab7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efe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0191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bbca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ef3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132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4b6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173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5fb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38cf">
      <style:table-cell-properties fo:wrap-option="wrap"/>
      <style:text-properties fo:color="#000000" fo:font-size="11.0pt" style:font-name="Calibri"/>
    </style:style>
    <style:style style:family="table-cell" style:name="a550762">
      <style:table-cell-properties fo:wrap-option="wrap"/>
      <style:text-properties fo:color="#000000" fo:font-size="11.0pt" style:font-name="Calibri"/>
    </style:style>
    <style:style style:family="table" style:name="a8a59c2">
      <style:table-properties style:width="6.692in" table:align="margins"/>
    </style:style>
    <style:style style:family="table-column" style:name="a2bc52e"/>
    <style:style style:family="table-cell" style:name="a117e9d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244f5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c93fd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667fb2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7530d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8ea80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5221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ae5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38e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9f6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33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0fc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a3b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588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7b4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e12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1af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13e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ac8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941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e8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42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52b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4e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56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3499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13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99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d0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00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f9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8b4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89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5c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0c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0a3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87b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ac5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9e6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ee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dd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15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1d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6a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691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236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55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af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06c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1a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600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2e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bf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ec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bc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80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0d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0ba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04d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49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de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741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2b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8a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ef4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9c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9a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4a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4a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3c2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7f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682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14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9b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2d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ab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ed5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15dd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71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70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97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ee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1d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4fc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2a6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f5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8c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30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63f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861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cd3f0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3f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34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ec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ac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9af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25e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441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33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8d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6f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39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180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71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0e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c9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dc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78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d38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95e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72d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ef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6e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59a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85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ba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36af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9f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9f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1d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20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87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613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e14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ff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79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4be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cc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cb9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0f36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9c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00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a6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d8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a1b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4a9f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3f81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f39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f44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a8f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a02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888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d9db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cf7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f79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314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557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03e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8b7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601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5a0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93d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a2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39c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9b7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2d3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ea9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afe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322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a4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e80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041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45c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ef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ff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1f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7a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652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d33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6a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c9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82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f8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03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cbd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3ca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a6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95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a7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7e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783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1e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e4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44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22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61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569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001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e65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e6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1a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61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2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b1c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f1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05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1a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28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65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1e3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9fc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eb7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7d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fa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e4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36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f6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4f23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39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31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32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7d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d27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779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6d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8a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f2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a0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d3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51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df2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76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97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38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32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658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1bb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68c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6b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5f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ca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1ad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d2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e0e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41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f5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0b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f6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d1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ef4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9f6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d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8d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92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aca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1f8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668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a4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be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b0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01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75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08b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cfe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4d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96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d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f3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166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af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73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c6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f9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87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5a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a89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392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86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f7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f9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4c5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419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eec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f9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69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d0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ca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64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c99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6fa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c8e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1aa0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1ba4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8e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142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d9f2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3a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5e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fb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dc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da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b6b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207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2f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63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564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02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cab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799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2f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52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1b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31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80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3aae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773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d65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05e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e13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efb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553e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5c5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311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3df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084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cff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f4c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3c1f">
      <style:table-cell-properties fo:wrap-option="wrap"/>
      <style:text-properties fo:color="#000000" fo:font-size="11.0pt" style:font-name="Calibri"/>
    </style:style>
    <style:style style:family="table-cell" style:name="a04ee13">
      <style:table-cell-properties fo:wrap-option="wrap"/>
      <style:text-properties fo:color="#000000" fo:font-size="11.0pt" style:font-name="Calibri"/>
    </style:style>
    <style:style style:family="table" style:name="a65b877">
      <style:table-properties style:width="6.692in" table:align="margins"/>
    </style:style>
    <style:style style:family="table-column" style:name="a12a431"/>
    <style:style style:family="table-cell" style:name="ae26059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f8714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35f7d7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b67636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9c8da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c913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08c1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0f4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6d8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30e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ba5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239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9a4b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cb8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c08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6ab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129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495d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169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311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d2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c0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e40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a27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351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732e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1b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c6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11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44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ec9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fc6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79f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04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84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b25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a3c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35b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9455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17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56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ac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ed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515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1b1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aae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5f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70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b58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971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ff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6f1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30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1a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ca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42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4c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e15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9af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1c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dc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370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c9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a6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802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19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74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a7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c1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eb0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72d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752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f5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79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89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61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6aa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0f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53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83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b7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b8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32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6d8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83b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14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93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fc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27f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5f5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afee0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c3a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9d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8d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9b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3b1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b2a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1a1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1b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21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77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9c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491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c0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42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a4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9d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a7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e24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4c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09b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8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7b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1d9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bd8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652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c2a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bf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ec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ac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bc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61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b4b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78e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0d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50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a4e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f03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dec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7cdc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0a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22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3c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91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809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1f38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abcd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9a8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028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bdd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c2b9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2a6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74b66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416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7e8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0fe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7a1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0de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1625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ea4e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287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879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65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1ed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68d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ee2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557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14f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5b7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367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e499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5e4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a4d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24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f2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a8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96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29f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dad9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6c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9e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c4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80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1b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ca7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469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94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b2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38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33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35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10b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7e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df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69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90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df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d4c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e50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37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a9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37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1c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e72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8aee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55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8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9d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0b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db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64e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80b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a2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a2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ea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79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153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6180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29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1a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14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78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20a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325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d4a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67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b2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b1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483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a3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c7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21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2c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db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97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0e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f30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1db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2e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44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a4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abe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e7b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8c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ce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44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84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ca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fc0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ef1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483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8e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28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94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102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93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4b4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6d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95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c0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80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e3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b52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885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76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a1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5e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cc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1bb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e11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b4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cb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ac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d2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127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676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4ab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dc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b7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fe0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63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5f0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4fe5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c7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ec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97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1c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23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e48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a20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d15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7b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4ff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782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84b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89e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50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9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b1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ab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a6d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c8c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0ac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fd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30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83e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912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b3e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d1d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25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80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ad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84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e66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4ff9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c31e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7461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f24c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7e9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8fa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5e5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cc8f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0a3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66d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ac8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13c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50c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74b5">
      <style:table-cell-properties fo:wrap-option="wrap"/>
      <style:text-properties fo:color="#000000" fo:font-size="11.0pt" style:font-name="Calibri"/>
    </style:style>
    <style:style style:family="table-cell" style:name="a61f3d1">
      <style:table-cell-properties fo:wrap-option="wrap"/>
      <style:text-properties fo:color="#000000" fo:font-size="11.0pt" style:font-name="Calibri"/>
    </style:style>
    <style:style style:family="table" style:name="a4490f6">
      <style:table-properties style:width="6.692in" table:align="margins"/>
    </style:style>
    <style:style style:family="table-column" style:name="a11d551"/>
    <style:style style:family="table-cell" style:name="a24e235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83df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77fdb8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d3931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eb8c40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f852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38a6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73a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b81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e2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7b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910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498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c4a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9d8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ecb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040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e92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7bc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ade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b3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79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2f1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54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28d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d301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c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13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a0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5b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613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b09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5f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f1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65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6e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9b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079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10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99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ff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55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11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0df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640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3a9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57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fd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84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c67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d7b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259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c4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e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8f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08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62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6e5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b25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d9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9b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42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e1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31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97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a9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fa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bb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34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7de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4d7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e69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fc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72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17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ed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dd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ab8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3d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71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68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c3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32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e5b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c5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92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9c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4d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888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1cb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e2f0d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6dd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1d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be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70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e76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842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2d4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57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d9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7a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dd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f4b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ca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65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c7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9d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5f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820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484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a3f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07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41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6c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8de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cc4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fd18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b1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63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40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29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519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2c7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a4b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33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b0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1d7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fd0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da0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f3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14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78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12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36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fe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1dcf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a33f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01e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f4d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9d9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52fd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d86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4200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0d9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769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054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4a7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9ca6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a3ee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90de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56d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9c4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3dd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65b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0cf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77b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1b7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481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eef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991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44d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d96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d08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7f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5d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f2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e8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869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2ecd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35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3c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24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14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53b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b7a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79e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87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a1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40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70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d8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158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8d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f9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65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3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ac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1a8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082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3b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1e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db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a8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ec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81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4a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c0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15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f1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248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dc3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c14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9c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fa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ec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4f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31f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ae3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4c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07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27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f7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2a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fad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002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0e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28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59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12c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c93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c7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0d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5a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60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62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636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8e9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fee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df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7e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61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55e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e56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36e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8c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e7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47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49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4f2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54d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36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f1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43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b7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b6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57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d5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f2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38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75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b4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28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370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a49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05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5e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86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89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382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171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de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25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bf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f7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f8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546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70e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bd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c3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ec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7a3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f87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a8e8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49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f3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4e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38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0db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88d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857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acf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86a1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b1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d45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50b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c6f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74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bb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21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f9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c3e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160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a2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5e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19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a3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be7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87d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3f1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94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4d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4a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d7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a2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b500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26c5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f291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4ac9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4d1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348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1452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3cf64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47f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9ad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173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bbf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02d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e5ab">
      <style:table-cell-properties fo:wrap-option="wrap"/>
      <style:text-properties fo:color="#000000" fo:font-size="11.0pt" style:font-name="Calibri"/>
    </style:style>
    <style:style style:family="table-cell" style:name="ab633eb">
      <style:table-cell-properties fo:wrap-option="wrap"/>
      <style:text-properties fo:color="#000000" fo:font-size="11.0pt" style:font-name="Calibri"/>
    </style:style>
    <style:style style:family="table" style:name="a0246f8">
      <style:table-properties style:width="6.692in" table:align="margins"/>
    </style:style>
    <style:style style:family="table-column" style:name="a825fb5"/>
    <style:style style:family="table-cell" style:name="ad00576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f67817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dffb48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80d38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3aef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93c975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3a42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9a0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574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08e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6e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cc0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812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41a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186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f95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533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f2a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1f1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d28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85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94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611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445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8c9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ca8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d0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26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92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22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668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6de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614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83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24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801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2c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ab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e1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14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e8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65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68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23c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32f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354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85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36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25a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26e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fd9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4f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d8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9c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ab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fe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fe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0eb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120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52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db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2d8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b89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b8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74c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50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c4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f7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fd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90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e04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ee8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da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61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66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88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cc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4cd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3b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88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13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7d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eaf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817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69e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e6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ab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66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98d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d435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37adc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1e1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e1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3d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09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ab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487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165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6a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1f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0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da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b91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804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f0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c7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1e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c5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5d9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95d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2f7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db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a2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f6c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fa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adf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91d1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27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a3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6f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ca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0e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4a3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4e7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c4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1a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93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c3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09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cfc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3d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38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b3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a5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68d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65f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9d36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288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daa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4b2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9a5e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61f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e85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4a3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d19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83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f9d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79bf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d9c5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9efb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da8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4ab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0a7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88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470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427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74b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74b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6b7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cb0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cb3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3e6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144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5c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32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05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10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80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a568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15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50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72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55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eff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f3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5e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57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e1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b5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80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da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eab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d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a5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16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ab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b5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d4a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ff2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27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a6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18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77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89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39e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b8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be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4b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36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55a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b4a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b61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e3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b8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4d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48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f0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44ea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e2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1c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35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92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e72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1d2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0b7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ec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36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35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a6c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0c7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8f4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78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6f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d4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12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ac7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cb3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7d2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d3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41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03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49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ad0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630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e1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02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dd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fd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ec5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409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f5a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d6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fc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f8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c51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126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40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8c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79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44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37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c9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2a8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458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46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30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f6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29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e3d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cc39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12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6b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86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dd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6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321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dc5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d9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07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6c8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68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87d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1e1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82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4b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b0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7b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7fa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4ff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b2c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f5d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691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dd0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50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5c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9f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3c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b2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17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73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de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7e0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079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47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f0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f2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a99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e91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477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af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bb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fc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9a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e66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45d6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2a47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5dc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cae5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923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bd0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d01a6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7f52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0ca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582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671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d95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24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53fd">
      <style:table-cell-properties fo:wrap-option="wrap"/>
      <style:text-properties fo:color="#000000" fo:font-size="11.0pt" style:font-name="Calibri"/>
    </style:style>
    <style:style style:family="table-cell" style:name="ae33a7e">
      <style:table-cell-properties fo:wrap-option="wrap"/>
      <style:text-properties fo:color="#000000" fo:font-size="11.0pt" style:font-name="Calibri"/>
    </style:style>
    <style:style style:family="table" style:name="a456267">
      <style:table-properties style:width="6.692in" table:align="margins"/>
    </style:style>
    <style:style style:family="table-column" style:name="a9b31f1"/>
    <style:style style:family="table-cell" style:name="a734106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d7ad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182d69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9e4706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3daf3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22bc0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41a8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691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90c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13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df2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3ac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f59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765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0d0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81c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1d0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028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b22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55b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22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e5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7c8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3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668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c4c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d3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79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11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7d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9c5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690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4af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cb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91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446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0fc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34a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e6e7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6c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23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eb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55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b7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15c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d72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24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de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bf8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636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ae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36f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2f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79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05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55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038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2fe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652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43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ae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b2b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d9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53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62b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6b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2f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db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bd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da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d0e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250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7b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90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77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7e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c9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914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fe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f5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10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b9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b32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d07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439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e3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47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71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ca4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44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addad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8e4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6f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05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dd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f32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b51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df7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c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2a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11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2d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3d6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4de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8b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9b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c1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04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8e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adb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b1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b9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c0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e8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aa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f87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1ea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f9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55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bd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49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e3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2f8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b8c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d1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13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a1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83a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39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d9a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67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c4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ea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d9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73d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9c37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70f9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471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bbc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444a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c704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3a7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fa90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2bd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d46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cef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1ac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15d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0e61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e4c4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2c1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8a1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f9e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b1d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2f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12f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015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471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925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49c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fca3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543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89c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f3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7b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63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38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b07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ca8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b0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3c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ff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4c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a09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e37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19a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ed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6d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65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65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cfc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b65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e7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82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79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55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306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343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81b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12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d1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ad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c0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34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c3c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f8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77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6c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93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7e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84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118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a4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fe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0f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f0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349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7e23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83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f7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09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3b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fa1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0b1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b0c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f0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d1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b8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32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d3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6ee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34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75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a3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42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9f2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c21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448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51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ed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11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b6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c9c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1f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21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4e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f8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a4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84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af1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d25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0f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e1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40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38e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d7b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bef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fe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b0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43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20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390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b7c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bf3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c6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54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76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89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f84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1d18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7e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7a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02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0b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a45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09a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7ee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85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d4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e19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90d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ba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fbc3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0d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64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b5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58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b01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0bb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0f3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b09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225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12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b55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64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2615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83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1b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c8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bb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835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363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fb1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82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bd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689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e43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fdc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8f5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40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b6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a1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0be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c8af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038a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e50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baf6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838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9cc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121a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743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913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8d1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8e6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fd2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d30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9b07">
      <style:table-cell-properties fo:wrap-option="wrap"/>
      <style:text-properties fo:color="#000000" fo:font-size="11.0pt" style:font-name="Calibri"/>
    </style:style>
    <style:style style:family="table-cell" style:name="aa31f01">
      <style:table-cell-properties fo:wrap-option="wrap"/>
      <style:text-properties fo:color="#000000" fo:font-size="11.0pt" style:font-name="Calibri"/>
    </style:style>
    <style:style style:family="table" style:name="ab193f2">
      <style:table-properties style:width="6.692in" table:align="margins"/>
    </style:style>
    <style:style style:family="table-column" style:name="a2e816b"/>
    <style:style style:family="table-cell" style:name="a042a3d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c7e3e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d4f88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58b4ad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1834a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5474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73c4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090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d49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516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6f1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503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75b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51a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7ae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003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566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be1b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f9d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3f6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5c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f9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873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ec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c8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29f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a5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4f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87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3c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965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59b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e11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f5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b4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a13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1e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f9b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13d7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81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a0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e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89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0cb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bdf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4fb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29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67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c97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f29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68d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3c60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2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2f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27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66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a47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69f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40e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3c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cd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143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988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35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8e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ff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14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39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07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5e2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cd4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85f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8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a3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34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ef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3b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0cb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b4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2b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48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88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535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ffa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7b8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2f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8f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01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95f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c5ed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6735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76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5c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b1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f4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386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f23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10b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32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b4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0e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3e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c1d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a5f4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89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18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cf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52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491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2cb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70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f9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d4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cf2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10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f6e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9b4b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1c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c5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ae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26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120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b46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21c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dc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00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c9c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0e8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c09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2e21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71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d2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f3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62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225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f3a9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287d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9be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d17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6dc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acd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d9f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9b48e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81e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469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e7d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dfd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2af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2bc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eb59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a18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aea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84c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5e8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b23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cbc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040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d9d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94c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707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f39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e0e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abf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22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50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d3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67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80e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66d8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a4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0b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91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db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1d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15e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fb7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89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f5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2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86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5f6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39b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0c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d9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c4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a6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16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daf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fd5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47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c5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dc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3a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3e4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fd0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39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dd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18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ba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9f0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f89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4d0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e8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6b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36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0f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ad0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611a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e0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90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c6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9e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4e7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8bd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f41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d8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1e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13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d03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69c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e12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c3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ec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5e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39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477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665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8fd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b0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77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36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59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8ac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255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ac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43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4d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d9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534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ca1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021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0b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2b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f4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f53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5a6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0b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68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32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d5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47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9e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849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174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fb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87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ca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a0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87f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8db9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7c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37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28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6d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12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4e3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fb3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c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1b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f25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2e3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1e1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cf8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ad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c0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33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8c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a77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072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e99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41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64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9e8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e9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2a7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4726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86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91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3b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86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c7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0de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4d0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dc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4c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8e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ef9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df1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9b37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96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4a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61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78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8e2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282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1f62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14b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750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cc7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2c8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3e32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50e7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76d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c09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ef5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427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8ad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038d">
      <style:table-cell-properties fo:wrap-option="wrap"/>
      <style:text-properties fo:color="#000000" fo:font-size="11.0pt" style:font-name="Calibri"/>
    </style:style>
    <style:style style:family="table-cell" style:name="aeb00b6">
      <style:table-cell-properties fo:wrap-option="wrap"/>
      <style:text-properties fo:color="#000000" fo:font-size="11.0pt" style:font-name="Calibri"/>
    </style:style>
    <style:style style:family="table" style:name="a584b66">
      <style:table-properties style:width="6.692in" table:align="margins"/>
    </style:style>
    <style:style style:family="table-column" style:name="aeee423"/>
    <style:style style:family="table-cell" style:name="a7532bd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355c1b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a7c7be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09de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a35406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bac22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629c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332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18f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4ed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322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25f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1f7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a2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450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c2e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4e3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24a3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fe4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204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54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6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915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cc6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a6f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c929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67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13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8b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54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ef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822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306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24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c8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f0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ba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87d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7cf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14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0d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73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a1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b23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252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472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20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62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8ca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ac8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a1e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4a6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93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f2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b6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26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bc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186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0bd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85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c7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688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500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23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34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69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39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af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3c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b0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bff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f7f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ad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9e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ca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e4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250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afc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7c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3f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83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a4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a90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f5c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eb1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91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85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e4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f9e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1fed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2b72a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802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98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6e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73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350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477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ec3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a0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a9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e1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ce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2c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1e1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65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ed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04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e9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f7b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9ab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a6e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c5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a2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1e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49f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95f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fd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b0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db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b5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f7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bd0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7a2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81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66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1d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8e0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34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23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47b9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1f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40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cf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2e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2b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bb89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6889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404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d3a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9296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b261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7276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7f2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906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d17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729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cd2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70f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070f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2922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988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88e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554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ac2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77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c1f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6a5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18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6b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ed2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436d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ce0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3b4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ad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8e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17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f6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7ff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91b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79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25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99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29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b2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ec1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6ab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af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ed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76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c2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dc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90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e0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ce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fa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47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ac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861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fee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2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fb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b7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fb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28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79b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40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45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08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2c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320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651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dbe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96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dc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aa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d5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e6b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bcd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d3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2f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1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fe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4d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630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e5c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b5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56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6d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e27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1d8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8ab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8d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41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ba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b7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6c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e60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69e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fb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fe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10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76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18e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b48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ae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a0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c4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dd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d4d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9d6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d0f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68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ba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0c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29c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59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78b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67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a1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9e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ef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48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6a3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d1e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95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2b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3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2a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0c6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502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d8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ae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c8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10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83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c63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21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d2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3f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993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d90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f0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4aa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9c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0b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8b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81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9d3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a6c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51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1d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f3af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f67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2e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869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ba9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e3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8f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e5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e9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dbf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804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a65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c7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a0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225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df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5e7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0e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42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d6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e0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a7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08c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a688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4e1c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c3f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0107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e49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747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9bd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e59a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517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c8f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a4d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e5b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ea1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255c">
      <style:table-cell-properties fo:wrap-option="wrap"/>
      <style:text-properties fo:color="#000000" fo:font-size="11.0pt" style:font-name="Calibri"/>
    </style:style>
    <style:style style:family="table-cell" style:name="a66eb92">
      <style:table-cell-properties fo:wrap-option="wrap"/>
      <style:text-properties fo:color="#000000" fo:font-size="11.0pt" style:font-name="Calibri"/>
    </style:style>
    <style:style style:family="table" style:name="a2ee380">
      <style:table-properties style:width="6.692in" table:align="margins"/>
    </style:style>
    <style:style style:family="table-column" style:name="a27b714"/>
    <style:style style:family="table-cell" style:name="a3986b8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ec6df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90ae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b3852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410f4b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3b770f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72dd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7c0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d4b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8cc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61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aa8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9aa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c0f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f1e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683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c68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fa11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77b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e07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ac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2e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103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124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2f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ca1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2c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6e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4c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7b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a88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9df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85a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86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1c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de0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17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00b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97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25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d2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99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3f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46c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44b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1d2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78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b4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eb4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bc1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927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40d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f4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cb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2b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54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10c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eb2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3b6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66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be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752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8db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ab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d98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6d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a1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50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89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d8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91b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bab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dd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ab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4d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3b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a1a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b31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42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66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4f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1a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6c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4a0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a14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83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64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08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5d0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a8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c1d48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872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55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16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0b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f1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517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78b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a8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0b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1b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d6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822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1f4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7a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70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42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fa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909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95d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470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bf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d3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153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5ca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920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5bb7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32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7d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5f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75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399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973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403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2f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a5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7b7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cef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c7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403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3c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80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01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ec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13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672a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977d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bbe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613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fff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900b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e1d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ff7a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8e0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329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f6e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8d6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9e5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350d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ff0a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99c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15c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247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1a0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056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ac0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9c3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b0c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634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d4b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3af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4af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0a3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59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30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65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73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266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82b8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c0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b9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0a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31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621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e20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46f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3e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75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f0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4a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af5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4df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82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c5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db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46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35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68a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05b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52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2e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bc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e0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69a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a0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b4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a0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29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96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548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b3b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e53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67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60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f3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0d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8d8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90f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20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f9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ce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08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781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963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ee3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29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f5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7d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21f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da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de1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6e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bd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f2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67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391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b2a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966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84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f6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72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51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336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2e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d2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0e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e5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c4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ec2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67f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99c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de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da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20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3d7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0e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8f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56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f4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81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30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89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82f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cf3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a4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2e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35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a5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54d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d3a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95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a9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42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fc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23b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2b2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9f0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28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b7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93e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c4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00e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24c0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b0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e7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ef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4d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381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bbc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d05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c3e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55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73f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d22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dae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018f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6c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d8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aa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ec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ee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324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48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76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c7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1e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771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86e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d801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05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6c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ef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f1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30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e334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a6f8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27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2ca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d7a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0bb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e414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c73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f68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7fe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eaf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bac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e68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a23d">
      <style:table-cell-properties fo:wrap-option="wrap"/>
      <style:text-properties fo:color="#000000" fo:font-size="11.0pt" style:font-name="Calibri"/>
    </style:style>
    <style:style style:family="table-cell" style:name="a5bd094">
      <style:table-cell-properties fo:wrap-option="wrap"/>
      <style:text-properties fo:color="#000000" fo:font-size="11.0pt" style:font-name="Calibri"/>
    </style:style>
    <style:style style:family="table" style:name="a61f57e">
      <style:table-properties style:width="6.692in" table:align="margins"/>
    </style:style>
    <style:style style:family="table-column" style:name="a69d6da"/>
    <style:style style:family="table-cell" style:name="af859b8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4f991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c46457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2b416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40bde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2e0ab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d086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031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9b9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e45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9c1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2b2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64c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dea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75d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4a0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a7a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8e0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82e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ec6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93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bf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94e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7f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b59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b17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1d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62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a9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f9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af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e27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fb4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77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e5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795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788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1d0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67cf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9b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a4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9a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cf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cb4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13a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631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f1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b1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7e4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a40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241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d6af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c7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48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61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6f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b82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848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f2b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bf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64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45b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df4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40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563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ba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af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77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a8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d4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76c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800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93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61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4f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77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260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d9cb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71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bb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1e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ca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a8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b00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526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9e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a2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ea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e63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2794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5480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bf6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a5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cd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bf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19e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81a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42f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b9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c3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5e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d9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922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0be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24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b4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ad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f3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ee2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2b1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b68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4a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2e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4d5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af1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6b2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7075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18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d6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2d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45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e6c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7cf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8c1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bf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4c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ca8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95a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101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4f8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9f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d0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e9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5a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fc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ae08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a783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170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30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3ee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d8b6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96b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eaa8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a36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89c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3e0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294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fce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5e9b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90ff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aa7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2a1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e13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cb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a42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b7a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6eb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ca5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d31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f18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afc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2f6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7e8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3d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c4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28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b5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287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2533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52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e4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d5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2a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88e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ac5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6af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81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aa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04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90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fe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c1a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3e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c2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09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0c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22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87f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51f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e1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d6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11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24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25f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547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11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e8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f0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cc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50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60a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0b7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3e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ed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45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da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c4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53be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1b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78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fe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5e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d67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4f9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b63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0f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93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b6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e8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93e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29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f9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54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70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86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a4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d34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103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0a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82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a2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ceb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e70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5eb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f6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b7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e3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d2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6ad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36b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354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a3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a0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e7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32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b84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db4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99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19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3e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c1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82d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13e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c8a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8c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86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83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2b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506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0b28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de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0a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2b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5e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b8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684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77c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a1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d9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685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578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f30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85b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7e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b7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39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fd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8d5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98e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89e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cb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be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915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6d6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d0e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75a8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c0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d1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a0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30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6ac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e99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355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54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2a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104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c13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3ab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4f8b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92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09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82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66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66b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d65e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cf4f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9d4a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92e4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fdc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7f3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c010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74f8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e17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39b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952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d87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011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bf94">
      <style:table-cell-properties fo:wrap-option="wrap"/>
      <style:text-properties fo:color="#000000" fo:font-size="11.0pt" style:font-name="Calibri"/>
    </style:style>
    <style:style style:family="table-cell" style:name="a04739f">
      <style:table-cell-properties fo:wrap-option="wrap"/>
      <style:text-properties fo:color="#000000" fo:font-size="11.0pt" style:font-name="Calibri"/>
    </style:style>
    <style:style style:family="table" style:name="ad62e46">
      <style:table-properties style:width="6.692in" table:align="margins"/>
    </style:style>
    <style:style style:family="table-column" style:name="aacf55a"/>
    <style:style style:family="table-cell" style:name="a122841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040e5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c1566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e4caf0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1a215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e0cdeb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e533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6d3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85d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da6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2e2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d62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765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495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259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009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851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62e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21a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f91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18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f5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8b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823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ba3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4b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26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ab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97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85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d02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a1e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5a7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36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49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ea1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cc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3b2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064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a0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5e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40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43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4c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ed6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96b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80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1b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3fd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09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69a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298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bf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4f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aa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ed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ea0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81f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a0b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5d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76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11c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724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58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3fe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81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2b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6f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2d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25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37f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a13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9b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17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a3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c5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0c3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6de3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6a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db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1f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ad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a7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d84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80d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49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95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8b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33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dd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7b0d0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65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67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54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e0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b31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1c8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018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c7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b2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99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2d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9f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5b57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be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10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39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c4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206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eae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d16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6a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7e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dba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aa8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ab7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2ca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7c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23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46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4f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e83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88b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dc4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b2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d8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c3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8fe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d79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9ad6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fb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07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dd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70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864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bb30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ec6d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222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0fc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553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27da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ea9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e14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c91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468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f76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695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cdb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d5fd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71ec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643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cc3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936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972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47d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24c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c75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55b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d5d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7b6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b93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e67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ef4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ff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fc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ce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32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dd3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72e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cc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94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51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be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86f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904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509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2e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7c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5a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c5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659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e480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e3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70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5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85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250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1e4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f7a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f6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ac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a0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f7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a4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a75e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a6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6f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27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85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98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7e5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457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d7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0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01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f9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94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095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c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40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9f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b6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453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301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8e6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69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87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39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197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75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47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94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a4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58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f8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3f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127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7c6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63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9b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37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6dd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be3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14e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cb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72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2f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4c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49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673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cc3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ad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4c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9e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16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6f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acf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13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3c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5d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20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595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908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cfa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26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3f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8d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c8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706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7254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ff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ca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1f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22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1a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9c4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384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87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4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9a9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f34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504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725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0a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a8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9a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93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3d7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b0b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52d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a3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070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780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6a7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dc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b21e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e5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ea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8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47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87d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c31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f9e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15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6b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011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95b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0ee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78f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68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43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4d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45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352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940b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cb46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6d0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e209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c88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b3b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1e5e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31a94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e95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f3c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dfa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28e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1af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7612">
      <style:table-cell-properties fo:wrap-option="wrap"/>
      <style:text-properties fo:color="#000000" fo:font-size="11.0pt" style:font-name="Calibri"/>
    </style:style>
    <style:style style:family="table-cell" style:name="acf1cfb">
      <style:table-cell-properties fo:wrap-option="wrap"/>
      <style:text-properties fo:color="#000000" fo:font-size="11.0pt" style:font-name="Calibri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6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6"/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17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18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19">
            <text:p>Liste des cours, TD et TP :<text:s/></text:p>
          </table:table-cell>
          <table:covered-table-cell/>
          <table:table-cell office:value-type="string" table:number-columns-spanned="6" table:number-rows-spanned="1" table:style-name="ce20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1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1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2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6">
            <text:p>Cours</text:p>
          </table:table-cell>
          <table:table-cell office:value="1.5" office:value-type="float" table:style-name="ce7">
            <text:p>1.5</text:p>
          </table:table-cell>
          <table:table-cell office:value-type="string" table:style-name="ce6">
            <text:p>TD</text:p>
          </table:table-cell>
          <table:table-cell office:value="1.125" office:value-type="float" table:style-name="ce7">
            <text:p>1.125</text:p>
          </table:table-cell>
          <table:table-cell office:value-type="string" table:style-name="ce6">
            <text:p>TP</text:p>
          </table:table-cell>
          <table:table-cell office:value="1" office:value-type="float" table:style-name="ce7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7">
            <text:p>1.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1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5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1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3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8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2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4">
            <text:p>(précisez dans chaque case le volume horaire correspondant)</text:p>
          </table:table-cell>
          <table:covered-table-cell table:number-columns-repeated="3"/>
          <table:table-cell table:number-columns-repeated="4" table:style-name="ce5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décharge nouveau maître de conférence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délégation ou détachement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CRCT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Report d'heures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Autres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2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0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1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5"/>
          <table:table-cell office:value-type="string" table:number-columns-spanned="2" table:number-rows-spanned="1" table:style-name="ce26">
            <text:p>Diplôme</text:p>
          </table:table-cell>
          <table:covered-table-cell/>
          <table:table-cell office:value-type="string" table:number-columns-spanned="2" table:number-rows-spanned="1" table:style-name="ce26">
            <text:p>Enseignement</text:p>
          </table:table-cell>
          <table:covered-table-cell/>
          <table:table-cell office:value-type="string" table:style-name="ce11">
            <text:p>Volume Horaire (eqtd)</text:p>
          </table:table-cell>
          <table:table-cell table:style-name="ce12"/>
          <table:table-cell table:style-name="ce5"/>
          <table:table-cell table:number-columns-repeated="16376" table:style-name="ce2"/>
        </table:table-row>
        <table:table-row table:style-name="ro7">
          <table:table-cell office:value-type="string" table:style-name="ce13">
            <text:p>LS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MS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MID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DEP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28">
            <text:p>Commentaires</text:p>
          </table:table-cell>
          <table:covered-table-cell table:number-columns-repeated="2"/>
          <table:table-cell table:number-columns-repeated="3" table:style-name="ce15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3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29" table:style-name="co4"/>
        <table:table-column table:default-cell-style-name="ce29" table:number-columns-repeated="7" table:style-name="co1"/>
        <table:table-column table:default-cell-style-name="ce30" table:style-name="co5"/>
        <table:table-column table:default-cell-style-name="ce29" table:style-name="co6"/>
        <table:table-column table:default-cell-style-name="ce29" table:number-columns-repeated="7" table:style-name="co1"/>
        <table:table-column table:default-cell-style-name="ce29" table:style-name="co3" table:visibility="collapse"/>
        <table:table-column table:default-cell-style-name="ce29" table:number-columns-repeated="16366" table:style-name="co1"/>
        <table:table-row table:style-name="ro16">
          <table:table-cell table:number-columns-repeated="8" table:style-name="ce29"/>
          <table:table-cell table:style-name="ce30"/>
          <table:table-cell table:number-columns-repeated="8" table:style-name="ce29"/>
          <table:table-cell office:value-type="string" table:style-name="ce29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6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6"/>
          <table:covered-table-cell table:number-columns-repeated="2"/>
          <table:table-cell table:style-name="ce31"/>
          <table:table-cell table:style-name="ce2"/>
          <table:table-cell office:value-type="string" table:style-name="ce32">
            <text:p>Lundi</text:p>
          </table:table-cell>
          <table:table-cell office:value-type="string" table:style-name="ce32">
            <text:p>Mardi</text:p>
          </table:table-cell>
          <table:table-cell office:value-type="string" table:style-name="ce32">
            <text:p>Mercredi</text:p>
          </table:table-cell>
          <table:table-cell office:value-type="string" table:style-name="ce32">
            <text:p>Jeudi</text:p>
          </table:table-cell>
          <table:table-cell office:value-type="string" table:style-name="ce32">
            <text:p>Vendredi</text:p>
          </table:table-cell>
          <table:table-cell office:value-type="string" table:style-name="ce32">
            <text:p>Samedi</text:p>
          </table:table-cell>
          <table:table-cell table:style-name="ce2"/>
          <table:table-cell office:value-type="string" table:style-name="ce29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29"/>
          <table:table-cell table:style-name="ce30"/>
          <table:table-cell office:value-type="string" table:style-name="ce33">
            <text:p>8h30-10h0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table:number-columns-spanned="7" table:number-rows-spanned="1" table:style-name="ce16"/>
          <table:covered-table-cell table:number-columns-repeated="6"/>
          <table:table-cell table:style-name="ce35"/>
          <table:table-cell office:value-type="string" table:style-name="ce33">
            <text:p>10h15-11h45</text:p>
          </table:table-cell>
          <table:table-cell table:number-columns-repeated="6" table:style-name="ce34"/>
          <table:table-cell table:style-name="ce29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6"/>
          <table:table-cell office:value-type="string" table:style-name="ce3">
            <text:p>VILLE</text:p>
          </table:table-cell>
          <table:table-cell table:number-columns-spanned="5" table:number-rows-spanned="1" table:style-name="ce16"/>
          <table:covered-table-cell table:number-columns-repeated="4"/>
          <table:table-cell table:style-name="ce35"/>
          <table:table-cell office:value-type="string" table:style-name="ce33">
            <text:p>12h00-13h3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6"/>
          <table:covered-table-cell/>
          <table:table-cell office:value-type="string" table:style-name="ce3">
            <text:p>TEL PORTABLE</text:p>
          </table:table-cell>
          <table:table-cell table:number-columns-spanned="2" table:number-rows-spanned="1" table:style-name="ce16"/>
          <table:covered-table-cell/>
          <table:table-cell table:style-name="ce37"/>
          <table:table-cell table:style-name="ce29"/>
          <table:table-cell table:style-name="ce30"/>
          <table:table-cell office:value-type="string" table:style-name="ce33">
            <text:p>13h45-15h15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29"/>
          <table:table-cell table:style-name="ce30"/>
          <table:table-cell office:value-type="string" table:style-name="ce33">
            <text:p>15h30-17h0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table:number-columns-spanned="7" table:number-rows-spanned="1" table:style-name="ce16"/>
          <table:covered-table-cell table:number-columns-repeated="6"/>
          <table:table-cell table:style-name="ce38"/>
          <table:table-cell office:value-type="string" table:style-name="ce33">
            <text:p>17h15-18h45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table:number-columns-spanned="7" table:number-rows-spanned="1" table:style-name="ce16"/>
          <table:covered-table-cell table:number-columns-repeated="6"/>
          <table:table-cell table:style-name="ce38"/>
          <table:table-cell office:value-type="string" table:style-name="ce33">
            <text:p>19h00-20h30</text:p>
          </table:table-cell>
          <table:table-cell table:number-columns-repeated="6" table:style-name="ce34"/>
          <table:table-cell table:number-columns-repeated="16368" table:style-name="ce29"/>
        </table:table-row>
        <table:table-row table:style-name="ro3">
          <table:table-cell table:number-columns-repeated="8" table:style-name="ce29"/>
          <table:table-cell table:style-name="ce30"/>
          <table:table-cell table:number-columns-repeated="16375" table:style-name="ce29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6"/>
          <table:covered-table-cell/>
          <table:table-cell office:value-type="string" table:style-name="ce3">
            <text:p>TEL DAUPHINE</text:p>
          </table:table-cell>
          <table:table-cell table:number-columns-spanned="2" table:number-rows-spanned="1" table:style-name="ce16"/>
          <table:covered-table-cell/>
          <table:table-cell office:value-type="string" table:style-name="ce3">
            <text:p>BUREAU</text:p>
          </table:table-cell>
          <table:table-cell table:style-name="ce39"/>
          <table:table-cell table:style-name="ce30"/>
          <table:table-cell table:number-columns-repeated="16375" table:style-name="ce29"/>
        </table:table-row>
        <table:table-row table:style-name="ro3">
          <table:table-cell table:style-name="ce3"/>
          <table:table-cell table:number-columns-repeated="4" table:style-name="ce29"/>
          <table:table-cell table:style-name="ce3"/>
          <table:table-cell table:number-columns-repeated="2" table:style-name="ce29"/>
          <table:table-cell table:style-name="ce30"/>
          <table:table-cell office:value-type="string" table:number-columns-spanned="7" table:number-rows-spanned="1" table:style-name="ce41">
            <text:p>INFORMATIONS PARTICULIERES</text:p>
          </table:table-cell>
          <table:covered-table-cell table:number-columns-repeated="6"/>
          <table:table-cell table:number-columns-repeated="16368" table:style-name="ce29"/>
        </table:table-row>
        <table:table-row table:style-name="ro19">
          <table:table-cell office:value-type="string" table:number-columns-spanned="8" table:number-rows-spanned="1" table:style-name="ce42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0"/>
          <table:table-cell table:number-columns-spanned="7" table:number-rows-spanned="1" table:style-name="ce23"/>
          <table:covered-table-cell table:number-columns-repeated="6"/>
          <table:table-cell table:number-columns-repeated="16368" table:style-name="ce29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ad62e46">
        <table:table-column table:number-columns-repeated="5" table:style-name="aacf55a"/>
        <table:table-column table:style-name="aacf55a"/>
        <table:table-column table:style-name="aacf55a"/>
        <table:table-column table:style-name="aacf55a"/>
        <table:table-column table:style-name="aacf55a"/>
        <table:table-column table:style-name="aacf55a"/>
        <table:table-column table:style-name="aacf55a"/>
        <table:table-column table:style-name="aacf55a"/>
        <table:table-column table:style-name="aacf55a"/>
        <table:table-column table:style-name="aacf55a"/>
        <table:table-column table:style-name="aacf55a"/>
        <table:table-column table:style-name="aacf55a"/>
        <table:table-column table:number-columns-repeated="11" table:style-name="aacf55a"/>
        <table:table-column table:style-name="aacf55a"/>
        <table:table-row>
          <table:table-cell/>
          <table:table-cell office:string-value="1ère année de licence" office:value-type="string" table:number-columns-spanned="4" table:number-rows-spanned="1" table:style-name="a122841">
            <text:p>1ère année de licence</text:p>
          </table:table-cell>
          <table:covered-table-cell/>
          <table:covered-table-cell/>
          <table:covered-table-cell/>
          <table:table-cell office:value-type="string" table:number-rows-spanned="1"/>
          <table:table-cell office:string-value="prévision 2016/2017" office:value-type="string" table:number-columns-spanned="3" table:number-rows-spanned="1" table:style-name="a6040e5">
            <text:p>prévision 2016/2017</text:p>
          </table:table-cell>
          <table:covered-table-cell/>
          <table:covered-table-cell/>
          <table:table-cell office:string-value=": 200 étudiants" office:value-type="string" table:number-columns-spanned="3" table:number-rows-spanned="1" table:style-name="ac15662">
            <text:p>: 200 étudiants</text:p>
          </table:table-cell>
          <table:covered-table-cell/>
          <table:covered-table-cell/>
          <table:table-cell office:value-type="string" table:number-rows-spanned="1"/>
          <table:table-cell office:value-type="string" table:number-rows-spanned="1"/>
          <table:table-cell office:value-type="string" table:number-rows-spanned="1"/>
          <table:table-cell office:value-type="string" table:number-rows-spanned="1"/>
          <table:table-cell office:value-type="string" table:number-columns-repeated="11" table:number-rows-spanned="1"/>
          <table:table-cell office:value-type="string" table:number-rows-spanned="1"/>
        </table:table-row>
        <table:table-row>
          <table:table-cell/>
          <table:table-cell office:string-value="ENSEIGNEMENTS SEMESTRE 1" office:value-type="string" table:number-columns-spanned="13" table:number-rows-spanned="1" table:style-name="ae4caf0">
            <text:p>ENSEIGNEMENTS SEMESTRE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rows-spanned="1"/>
          <table:table-cell office:string-value="ENSEIGNEMENTS SEMESTRE 2" office:value-type="string" table:number-columns-spanned="13" table:number-rows-spanned="1" table:style-name="a71a215">
            <text:p>ENSEIGNEMENTS SEMESTRE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/>
          <table:table-cell office:string-value="Matière" office:value-type="string" table:number-rows-spanned="1" table:style-name="ae0cdeb">
            <text:p>Matière</text:p>
          </table:table-cell>
          <table:table-cell office:string-value="code Apogée" office:value-type="string" table:number-rows-spanned="1" table:style-name="a1e5333">
            <text:p>code Apogée</text:p>
          </table:table-cell>
          <table:table-cell office:string-value="Responsable UE 2016-2017" office:value-type="string" table:number-rows-spanned="1" table:style-name="a766d38">
            <text:p>Responsable UE 2016-2017</text:p>
          </table:table-cell>
          <table:table-cell office:string-value="Intervenants 2016-2017" office:value-type="string" table:number-rows-spanned="1" table:style-name="a7e85d9">
            <text:p>Intervenants 2016-2017</text:p>
          </table:table-cell>
          <table:table-cell office:string-value="COURS" office:value-type="string" table:number-rows-spanned="1" table:style-name="a31da6f">
            <text:p>COURS</text:p>
          </table:table-cell>
          <table:table-cell office:string-value="TD ou cours-TD" office:value-type="string" table:number-rows-spanned="1" table:style-name="a882e28">
            <text:p>TD ou cours-TD</text:p>
          </table:table-cell>
          <table:table-cell office:string-value="TP ou cours-TP" office:value-type="string" table:number-rows-spanned="1" table:style-name="ae8d623">
            <text:p>TP ou cours-TP</text:p>
          </table:table-cell>
          <table:table-cell office:string-value="Nombre de groupes indicatif" office:value-type="string" table:number-rows-spanned="1" table:style-name="a1d7650">
            <text:p>Nombre de groupes indicatif</text:p>
          </table:table-cell>
          <table:table-cell office:string-value="Choix Cours" office:value-type="string" table:number-rows-spanned="1" table:style-name="ad84950">
            <text:p>Choix Cours</text:p>
          </table:table-cell>
          <table:table-cell office:string-value="Choix TD/CMTD" office:value-type="string" table:number-rows-spanned="1" table:style-name="a402591">
            <text:p>Choix TD/CMTD</text:p>
          </table:table-cell>
          <table:table-cell office:string-value="Choix TP/CMTP" office:value-type="string" table:number-rows-spanned="1" table:style-name="aed0097">
            <text:p>Choix TP/CMTP</text:p>
          </table:table-cell>
          <table:table-cell office:string-value="Nombre de TD/TP souhaités" office:value-type="string" table:number-rows-spanned="1" table:style-name="ae08511">
            <text:p>Nombre de TD/TP souhaités</text:p>
          </table:table-cell>
          <table:table-cell office:string-value="Nombre d'années d'enseignement de la matière" office:value-type="string" table:number-rows-spanned="1" table:style-name="a1562e5">
            <text:p>Nombre d'années d'enseignement de la matière</text:p>
          </table:table-cell>
          <table:table-cell table:number-rows-spanned="1"/>
          <table:table-cell office:string-value="Matière" office:value-type="string" table:number-rows-spanned="1" table:style-name="a58d5fd">
            <text:p>Matière</text:p>
          </table:table-cell>
          <table:table-cell office:string-value="code Apogée" office:value-type="string" table:number-rows-spanned="1" table:style-name="aa71ec7">
            <text:p>code Apogée</text:p>
          </table:table-cell>
          <table:table-cell office:string-value="Responsable UE 2016-2017" office:value-type="string" table:number-rows-spanned="1" table:style-name="a1d6432">
            <text:p>Responsable UE 2016-2017</text:p>
          </table:table-cell>
          <table:table-cell office:string-value="Intervenants 2016-2017" office:value-type="string" table:number-rows-spanned="1" table:style-name="a5acc37">
            <text:p>Intervenants 2016-2017</text:p>
          </table:table-cell>
          <table:table-cell office:string-value="COURS" office:value-type="string" table:number-rows-spanned="1" table:style-name="af59361">
            <text:p>COURS</text:p>
          </table:table-cell>
          <table:table-cell office:string-value="TD ou cours-TD" office:value-type="string" table:number-rows-spanned="1" table:style-name="a809720">
            <text:p>TD ou cours-TD</text:p>
          </table:table-cell>
          <table:table-cell office:string-value="TP ou cours-TP" office:value-type="string" table:number-rows-spanned="1" table:style-name="abc47d7">
            <text:p>TP ou cours-TP</text:p>
          </table:table-cell>
          <table:table-cell office:string-value="Nombre de groupes indicatif" office:value-type="string" table:number-rows-spanned="1" table:style-name="a1924c0">
            <text:p>Nombre de groupes indicatif</text:p>
          </table:table-cell>
          <table:table-cell office:string-value="Choix Cours" office:value-type="string" table:number-rows-spanned="1" table:style-name="a5ac759">
            <text:p>Choix Cours</text:p>
          </table:table-cell>
          <table:table-cell office:string-value="Choix TD/CMTD" office:value-type="string" table:number-rows-spanned="1" table:style-name="aae55ba">
            <text:p>Choix TD/CMTD</text:p>
          </table:table-cell>
          <table:table-cell office:string-value="Choix TP/CMTP" office:value-type="string" table:number-rows-spanned="1" table:style-name="addd5df">
            <text:p>Choix TP/CMTP</text:p>
          </table:table-cell>
          <table:table-cell office:string-value="Nombre de TD/TP souhaités" office:value-type="string" table:number-rows-spanned="1" table:style-name="a087b61">
            <text:p>Nombre de TD/TP souhaités</text:p>
          </table:table-cell>
          <table:table-cell office:string-value="Nombre d'années d'enseignement de la matière" office:value-type="string" table:number-rows-spanned="1" table:style-name="a46b937">
            <text:p>Nombre d'années d'enseignement de la matière</text:p>
          </table:table-cell>
        </table:table-row>
        <table:table-row>
          <table:table-cell/>
          <table:table-cell office:string-value="PRE-RENTREE : &#13;&#10;Mathématiques" office:value-type="string" table:number-rows-spanned="1" table:style-name="a4521af">
            <text:p>PRE-RENTREE : <text:line-break/>Mathématiques</text:p>
          </table:table-cell>
          <table:table-cell office:string-value="A1PREMA" office:value-type="string" table:number-rows-spanned="1" table:style-name="abf9134">
            <text:p>A1PREMA</text:p>
          </table:table-cell>
          <table:table-cell office:string-value="Pasquignon" office:value-type="string" table:number-rows-spanned="1" table:style-name="a5d1829">
            <text:p>Pasquignon</text:p>
          </table:table-cell>
          <table:table-cell office:string-value="Huveneers&#13;&#10;Lamboley&#13;&#10;Vialard&#13;&#10;Legendre" office:value-type="string" table:number-rows-spanned="1" table:style-name="a49f582">
            <text:p>Huveneers<text:line-break/>Lamboley<text:line-break/>Vialard<text:line-break/>Legendre</text:p>
          </table:table-cell>
          <table:table-cell table:number-rows-spanned="1" table:style-name="af18b57"/>
          <table:table-cell office:string-value="15.0h CMTD" office:value-type="string" table:number-rows-spanned="1" table:style-name="a782325">
            <text:p>15.0h CMTD</text:p>
          </table:table-cell>
          <table:table-cell table:number-rows-spanned="1" table:style-name="a62ba3b"/>
          <table:table-cell office:string-value="6 CMTD" office:value-type="string" table:number-rows-spanned="1" table:style-name="ac34b1a">
            <text:p>6 CMTD</text:p>
          </table:table-cell>
          <table:table-cell table:number-rows-spanned="1" table:style-name="a542623"/>
          <table:table-cell table:number-rows-spanned="1" table:style-name="a30ab08"/>
          <table:table-cell table:number-rows-spanned="1" table:style-name="aaf973b"/>
          <table:table-cell table:number-rows-spanned="1" table:style-name="ad185ed"/>
          <table:table-cell table:number-rows-spanned="1" table:style-name="aaad02c"/>
          <table:table-cell table:number-rows-spanned="1"/>
          <table:table-cell office:string-value="Analyse 2" office:value-type="string" table:number-rows-spanned="1" table:style-name="a52e673">
            <text:p>Analyse 2</text:p>
          </table:table-cell>
          <table:table-cell office:string-value="A1DEM08" office:value-type="string" table:number-rows-spanned="1" table:style-name="a9ef4c6">
            <text:p>A1DEM08</text:p>
          </table:table-cell>
          <table:table-cell office:string-value="Lebourg" office:value-type="string" table:number-rows-spanned="1" table:style-name="aa6ff29">
            <text:p>Lebourg</text:p>
          </table:table-cell>
          <table:table-cell office:string-value="Lebourg CM&#13;&#10;Rammal&#13;&#10;Schaison&#13;&#10;Hadikhanloo&#13;&#10;Massetti" office:value-type="string" table:number-rows-spanned="1" table:style-name="a0efccf">
            <text:p>Lebourg CM<text:line-break/>Rammal<text:line-break/>Schaison<text:line-break/>Hadikhanloo<text:line-break/>Massetti</text:p>
          </table:table-cell>
          <table:table-cell office:string-value="19.5h CM" office:value-type="string" table:number-rows-spanned="1" table:style-name="ad1ce88">
            <text:p>19.5h CM</text:p>
          </table:table-cell>
          <table:table-cell office:string-value="39.0h CMTD" office:value-type="string" table:number-rows-spanned="1" table:style-name="a7232cd">
            <text:p>39.0h CMTD</text:p>
          </table:table-cell>
          <table:table-cell table:number-rows-spanned="1" table:style-name="a2fdd39"/>
          <table:table-cell office:string-value="6" office:value-type="string" table:number-rows-spanned="1" table:style-name="a0372e3">
            <text:p>6</text:p>
          </table:table-cell>
          <table:table-cell table:number-rows-spanned="1" table:style-name="a9ecc7a"/>
          <table:table-cell table:number-rows-spanned="1" table:style-name="a4f9469"/>
          <table:table-cell table:number-rows-spanned="1" table:style-name="a7751e2"/>
          <table:table-cell table:number-rows-spanned="1" table:style-name="a0cbe15"/>
          <table:table-cell table:number-rows-spanned="1" table:style-name="afd86f4"/>
        </table:table-row>
        <table:table-row>
          <table:table-cell/>
          <table:table-cell office:string-value="Analyse1" office:value-type="string" table:number-rows-spanned="1" table:style-name="a0ba1e1">
            <text:p>Analyse1</text:p>
          </table:table-cell>
          <table:table-cell office:string-value="A1DEM01" office:value-type="string" table:number-rows-spanned="1" table:style-name="ad5a7b7">
            <text:p>A1DEM01</text:p>
          </table:table-cell>
          <table:table-cell office:string-value="Simenhaus" office:value-type="string" table:number-rows-spanned="1" table:style-name="aa7363d">
            <text:p>Simenhaus</text:p>
          </table:table-cell>
          <table:table-cell office:string-value="Legendre&#13;&#10;Lamboley&#13;&#10;Attouchi&#13;&#10;Simenhaus&#13;&#10;Boussion&#13;&#10;Truchot" office:value-type="string" table:number-rows-spanned="1" table:style-name="aa04964">
            <text:p>Legendre<text:line-break/>Lamboley<text:line-break/>Attouchi<text:line-break/>Simenhaus<text:line-break/>Boussion<text:line-break/>Truchot</text:p>
          </table:table-cell>
          <table:table-cell table:number-rows-spanned="1" table:style-name="a83ea1f"/>
          <table:table-cell office:string-value="72.0h CMTD" office:value-type="string" table:number-rows-spanned="1" table:style-name="aa1ccb2">
            <text:p>72.0h CMTD</text:p>
          </table:table-cell>
          <table:table-cell table:number-rows-spanned="1" table:style-name="aea3b22"/>
          <table:table-cell office:string-value="6 CMTD" office:value-type="string" table:number-rows-spanned="1" table:style-name="a30646e">
            <text:p>6 CMTD</text:p>
          </table:table-cell>
          <table:table-cell table:number-rows-spanned="1" table:style-name="a1da0b2"/>
          <table:table-cell table:number-rows-spanned="1" table:style-name="a7c5e06"/>
          <table:table-cell table:number-rows-spanned="1" table:style-name="a0e4063"/>
          <table:table-cell table:number-rows-spanned="1" table:style-name="a604313"/>
          <table:table-cell table:number-rows-spanned="1" table:style-name="a834c29"/>
          <table:table-cell table:number-rows-spanned="1"/>
          <table:table-cell office:string-value="Algèbre linéaire 2" office:value-type="string" table:number-rows-spanned="1" table:style-name="ad89046">
            <text:p>Algèbre linéaire 2</text:p>
          </table:table-cell>
          <table:table-cell office:string-value="A1DEM09" office:value-type="string" table:number-rows-spanned="1" table:style-name="ab509de">
            <text:p>A1DEM09</text:p>
          </table:table-cell>
          <table:table-cell office:string-value="Vialard" office:value-type="string" table:number-rows-spanned="1" table:style-name="a2a2e76">
            <text:p>Vialard</text:p>
          </table:table-cell>
          <table:table-cell office:string-value="Vialard CM&#13;&#10;Rammal&#13;&#10;Fu Ying&#13;&#10;Coron&#13;&#10;Macasieb&#13;&#10;Schaison&#13;&#10;Fu" office:value-type="string" table:number-rows-spanned="1" table:style-name="a0a7cca">
            <text:p>Vialard CM<text:line-break/>Rammal<text:line-break/>Fu Ying<text:line-break/>Coron<text:line-break/>Macasieb<text:line-break/>Schaison<text:line-break/>Fu</text:p>
          </table:table-cell>
          <table:table-cell office:string-value="19.5h CM" office:value-type="string" table:number-rows-spanned="1" table:style-name="a125ad7">
            <text:p>19.5h CM</text:p>
          </table:table-cell>
          <table:table-cell office:string-value="39.0h CMTD" office:value-type="string" table:number-rows-spanned="1" table:style-name="a10c597">
            <text:p>39.0h CMTD</text:p>
          </table:table-cell>
          <table:table-cell table:number-rows-spanned="1" table:style-name="a31659b"/>
          <table:table-cell office:string-value="6" office:value-type="string" table:number-rows-spanned="1" table:style-name="aee4802">
            <text:p>6</text:p>
          </table:table-cell>
          <table:table-cell table:number-rows-spanned="1" table:style-name="abae373"/>
          <table:table-cell table:number-rows-spanned="1" table:style-name="a917073"/>
          <table:table-cell table:number-rows-spanned="1" table:style-name="a783542"/>
          <table:table-cell table:number-rows-spanned="1" table:style-name="a6c85f9"/>
          <table:table-cell table:number-rows-spanned="1" table:style-name="aa7250a"/>
        </table:table-row>
        <table:table-row>
          <table:table-cell/>
          <table:table-cell office:string-value="Algèbre linéaire 1" office:value-type="string" table:number-rows-spanned="1" table:style-name="ae8ed62">
            <text:p>Algèbre linéaire 1</text:p>
          </table:table-cell>
          <table:table-cell office:string-value="A1DEM02" office:value-type="string" table:number-rows-spanned="1" table:style-name="a896b60">
            <text:p>A1DEM02</text:p>
          </table:table-cell>
          <table:table-cell office:string-value="Pasquignon" office:value-type="string" table:number-rows-spanned="1" table:style-name="a4a8043">
            <text:p>Pasquignon</text:p>
          </table:table-cell>
          <table:table-cell office:string-value="Tamzali-Lafond&#13;&#10;Henon&#13;&#10;Pasquignon&#13;&#10;Taleng&#13;&#10;Pasquignon&#13;&#10;Vialard" office:value-type="string" table:number-rows-spanned="1" table:style-name="a571bf1">
            <text:p>Tamzali-Lafond<text:line-break/>Henon<text:line-break/>Pasquignon<text:line-break/>Taleng<text:line-break/>Pasquignon<text:line-break/>Vialard</text:p>
          </table:table-cell>
          <table:table-cell table:number-rows-spanned="1" table:style-name="a813fd4"/>
          <table:table-cell office:string-value="72.0h CMTD" office:value-type="string" table:number-rows-spanned="1" table:style-name="ab40917">
            <text:p>72.0h CMTD</text:p>
          </table:table-cell>
          <table:table-cell table:number-rows-spanned="1" table:style-name="a5969a3"/>
          <table:table-cell office:string-value="6 CMTD" office:value-type="string" table:number-rows-spanned="1" table:style-name="a84298f">
            <text:p>6 CMTD</text:p>
          </table:table-cell>
          <table:table-cell table:number-rows-spanned="1" table:style-name="a85bfd8"/>
          <table:table-cell table:number-rows-spanned="1" table:style-name="aac4f26"/>
          <table:table-cell table:number-rows-spanned="1" table:style-name="aebaaae"/>
          <table:table-cell table:number-rows-spanned="1" table:style-name="aa7edfc"/>
          <table:table-cell table:number-rows-spanned="1" table:style-name="a63ea0d"/>
          <table:table-cell table:number-rows-spanned="1"/>
          <table:table-cell office:string-value="Algorithmique et programmation 2" office:value-type="string" table:number-rows-spanned="1" table:style-name="a231e43">
            <text:p>Algorithmique et programmation 2</text:p>
          </table:table-cell>
          <table:table-cell office:string-value="A1DEM11" office:value-type="string" table:number-rows-spanned="1" table:style-name="adf7a94">
            <text:p>A1DEM11</text:p>
          </table:table-cell>
          <table:table-cell office:string-value="Cazenave" office:value-type="string" table:number-rows-spanned="1" table:style-name="a17f686">
            <text:p>Cazenave</text:p>
          </table:table-cell>
          <table:table-cell office:string-value="Cazenave CM&#13;&#10;Jamain&#13;&#10;Pontoizeau&#13;&#10;Ternier&#13;&#10;Labernia&#13;&#10;Haddad&#13;&#10;Tlilane" office:value-type="string" table:number-rows-spanned="1" table:style-name="a0bac64">
            <text:p>Cazenave CM<text:line-break/>Jamain<text:line-break/>Pontoizeau<text:line-break/>Ternier<text:line-break/>Labernia<text:line-break/>Haddad<text:line-break/>Tlilane</text:p>
          </table:table-cell>
          <table:table-cell office:string-value="19.5h CM" office:value-type="string" table:number-rows-spanned="1" table:style-name="ac4a0ad">
            <text:p>19.5h CM</text:p>
          </table:table-cell>
          <table:table-cell office:string-value="19.5h TD" office:value-type="string" table:number-rows-spanned="1" table:style-name="a0bf7e5">
            <text:p>19.5h TD</text:p>
          </table:table-cell>
          <table:table-cell table:number-rows-spanned="1" table:style-name="a55a43c"/>
          <table:table-cell office:string-value="6" office:value-type="string" table:number-rows-spanned="1" table:style-name="a0a75ef">
            <text:p>6</text:p>
          </table:table-cell>
          <table:table-cell table:number-rows-spanned="1" table:style-name="a91a6bb"/>
          <table:table-cell table:number-rows-spanned="1" table:style-name="a786f0d"/>
          <table:table-cell table:number-rows-spanned="1" table:style-name="a0127b3"/>
          <table:table-cell table:number-rows-spanned="1" table:style-name="a638523"/>
          <table:table-cell table:number-rows-spanned="1" table:style-name="a4a9867"/>
        </table:table-row>
        <table:table-row>
          <table:table-cell/>
          <table:table-cell office:string-value="Algorithmique et programmation 1" office:value-type="string" table:number-rows-spanned="1" table:style-name="ae781f0">
            <text:p>Algorithmique et programmation 1</text:p>
          </table:table-cell>
          <table:table-cell office:string-value="A1DEM03" office:value-type="string" table:number-rows-spanned="1" table:style-name="a0a0b6a">
            <text:p>A1DEM03</text:p>
          </table:table-cell>
          <table:table-cell office:string-value="Colazzo" office:value-type="string" table:number-rows-spanned="1" table:style-name="a405d07">
            <text:p>Colazzo</text:p>
          </table:table-cell>
          <table:table-cell office:string-value="Colazzo CM&#13;&#10;Raksanyi&#13;&#10;Gabrel-Willemin&#13;&#10;Murat&#13;&#10;Manouvrier&#13;&#10;Arib" office:value-type="string" table:number-rows-spanned="1" table:style-name="a617663">
            <text:p>Colazzo CM<text:line-break/>Raksanyi<text:line-break/>Gabrel-Willemin<text:line-break/>Murat<text:line-break/>Manouvrier<text:line-break/>Arib</text:p>
          </table:table-cell>
          <table:table-cell table:number-rows-spanned="1" table:style-name="a3211c5"/>
          <table:table-cell office:string-value="30.0h CMTD" office:value-type="string" table:number-rows-spanned="1" table:style-name="a47249f">
            <text:p>30.0h CMTD</text:p>
          </table:table-cell>
          <table:table-cell office:string-value="30.0h CMTP" office:value-type="string" table:number-rows-spanned="1" table:style-name="aa758c7">
            <text:p>30.0h CMTP</text:p>
          </table:table-cell>
          <table:table-cell office:string-value="6 CMTD et 6 CMTP" office:value-type="string" table:number-rows-spanned="1" table:style-name="af13fea">
            <text:p>6 CMTD et 6 CMTP</text:p>
          </table:table-cell>
          <table:table-cell table:number-rows-spanned="1" table:style-name="ac0811d"/>
          <table:table-cell table:number-rows-spanned="1" table:style-name="a5c2bb0"/>
          <table:table-cell table:number-rows-spanned="1" table:style-name="a886f24"/>
          <table:table-cell table:number-rows-spanned="1" table:style-name="a152d2a"/>
          <table:table-cell table:number-rows-spanned="1" table:style-name="a9b25eb"/>
          <table:table-cell table:number-rows-spanned="1"/>
          <table:table-cell office:string-value="Modélisation et applications des mathématiques" office:value-type="string" table:number-rows-spanned="1" table:style-name="a727e59">
            <text:p>Modélisation et applications des mathématiques</text:p>
          </table:table-cell>
          <table:table-cell office:string-value="A1DEM10" office:value-type="string" table:number-rows-spanned="1" table:style-name="af457ea">
            <text:p>A1DEM10</text:p>
          </table:table-cell>
          <table:table-cell office:string-value="Boussion" office:value-type="string" table:number-rows-spanned="1" table:style-name="aafd772">
            <text:p>Boussion</text:p>
          </table:table-cell>
          <table:table-cell office:string-value="Boussion CM&#13;&#10;Genadot&#13;&#10;Leboucher&#13;&#10;Le Cousin" office:value-type="string" table:number-rows-spanned="1" table:style-name="a2fa044">
            <text:p>Boussion CM<text:line-break/>Genadot<text:line-break/>Leboucher<text:line-break/>Le Cousin</text:p>
          </table:table-cell>
          <table:table-cell office:string-value="19.5h CM" office:value-type="string" table:number-rows-spanned="1" table:style-name="a0201f8">
            <text:p>19.5h CM</text:p>
          </table:table-cell>
          <table:table-cell office:string-value="19.5h TD" office:value-type="string" table:number-rows-spanned="1" table:style-name="aecf9ad">
            <text:p>19.5h TD</text:p>
          </table:table-cell>
          <table:table-cell table:number-rows-spanned="1" table:style-name="a2094c8"/>
          <table:table-cell office:string-value="6" office:value-type="string" table:number-rows-spanned="1" table:style-name="a809530">
            <text:p>6</text:p>
          </table:table-cell>
          <table:table-cell table:number-rows-spanned="1" table:style-name="a30fc0a"/>
          <table:table-cell table:number-rows-spanned="1" table:style-name="a4b4018"/>
          <table:table-cell table:number-rows-spanned="1" table:style-name="a569f96"/>
          <table:table-cell table:number-rows-spanned="1" table:style-name="ab7b61a"/>
          <table:table-cell table:number-rows-spanned="1" table:style-name="a28453a"/>
        </table:table-row>
        <table:table-row>
          <table:table-cell/>
          <table:table-cell office:string-value="Introduction à la microéconomie" office:value-type="string" table:number-rows-spanned="1" table:style-name="a9837f9">
            <text:p>Introduction à la microéconomie</text:p>
          </table:table-cell>
          <table:table-cell office:string-value="A1DEM04" office:value-type="string" table:number-rows-spanned="1" table:style-name="a6a1367">
            <text:p>A1DEM04</text:p>
          </table:table-cell>
          <table:table-cell office:string-value="De Vreyer" office:value-type="string" table:number-rows-spanned="1" table:style-name="a969b06">
            <text:p>De Vreyer</text:p>
          </table:table-cell>
          <table:table-cell office:string-value="De Vreyer CM&#13;&#10;Brembilla&#13;&#10;Laffineur&#13;&#10;Morcillo" office:value-type="string" table:number-rows-spanned="1" table:style-name="a1f17f3">
            <text:p>De Vreyer CM<text:line-break/>Brembilla<text:line-break/>Laffineur<text:line-break/>Morcillo</text:p>
          </table:table-cell>
          <table:table-cell office:string-value="19.5h CM" office:value-type="string" table:number-rows-spanned="1" table:style-name="ac1a3bf">
            <text:p>19.5h CM</text:p>
          </table:table-cell>
          <table:table-cell office:string-value="19.5h TD" office:value-type="string" table:number-rows-spanned="1" table:style-name="a17c5e4">
            <text:p>19.5h TD</text:p>
          </table:table-cell>
          <table:table-cell table:number-rows-spanned="1" table:style-name="acd0c3a"/>
          <table:table-cell office:string-value="6 TD" office:value-type="string" table:number-rows-spanned="1" table:style-name="a86de39">
            <text:p>6 TD</text:p>
          </table:table-cell>
          <table:table-cell table:number-rows-spanned="1" table:style-name="a9b6ab1"/>
          <table:table-cell table:number-rows-spanned="1" table:style-name="a36dba7"/>
          <table:table-cell table:number-rows-spanned="1" table:style-name="a211f65"/>
          <table:table-cell table:number-rows-spanned="1" table:style-name="a6dad7f"/>
          <table:table-cell table:number-rows-spanned="1" table:style-name="adaa7f5"/>
          <table:table-cell table:number-rows-spanned="1"/>
          <table:table-cell office:string-value="Outils en informatique&#13;&#10;- Outils de l'internet" office:value-type="string" table:number-rows-spanned="1" table:style-name="aec301a">
            <text:p>Outils en informatique<text:line-break/>- Outils de l'internet</text:p>
          </table:table-cell>
          <table:table-cell office:string-value="A1DEM14" office:value-type="string" table:number-rows-spanned="1" table:style-name="a88e67f">
            <text:p>A1DEM14</text:p>
          </table:table-cell>
          <table:table-cell office:string-value="Mayag" office:value-type="string" table:number-rows-spanned="1" table:style-name="aa169da">
            <text:p>Mayag</text:p>
          </table:table-cell>
          <table:table-cell office:string-value="Mayag CM&#13;&#10;Belhoul&#13;&#10;Jamain&#13;&#10;Magnouche&#13;&#10;Arib" office:value-type="string" table:number-rows-spanned="1" table:style-name="a1b87e1">
            <text:p>Mayag CM<text:line-break/>Belhoul<text:line-break/>Jamain<text:line-break/>Magnouche<text:line-break/>Arib</text:p>
          </table:table-cell>
          <table:table-cell office:string-value="15.0h CM" office:value-type="string" table:number-rows-spanned="1" table:style-name="af3391e">
            <text:p>15.0h CM</text:p>
          </table:table-cell>
          <table:table-cell table:number-rows-spanned="1" table:style-name="ada197c"/>
          <table:table-cell office:string-value="15.0h TP" office:value-type="string" table:number-rows-spanned="1" table:style-name="ac7750b">
            <text:p>15.0h TP</text:p>
          </table:table-cell>
          <table:table-cell office:string-value="6" office:value-type="string" table:number-rows-spanned="1" table:style-name="a0d47c2">
            <text:p>6</text:p>
          </table:table-cell>
          <table:table-cell table:number-rows-spanned="1" table:style-name="aae94ae"/>
          <table:table-cell table:number-rows-spanned="1" table:style-name="a70a4a5"/>
          <table:table-cell table:number-rows-spanned="1" table:style-name="a42580d"/>
          <table:table-cell table:number-rows-spanned="1" table:style-name="a09f854"/>
          <table:table-cell table:number-rows-spanned="1" table:style-name="ae23f32"/>
        </table:table-row>
        <table:table-row>
          <table:table-cell/>
          <table:table-cell office:string-value="Problèmes économiques" office:value-type="string" table:number-rows-spanned="1" table:style-name="a13d841">
            <text:p>Problèmes économiques</text:p>
          </table:table-cell>
          <table:table-cell office:string-value="A1DEM06" office:value-type="string" table:number-rows-spanned="1" table:style-name="a780d98">
            <text:p>A1DEM06</text:p>
          </table:table-cell>
          <table:table-cell office:string-value="Dieudonne" office:value-type="string" table:number-rows-spanned="1" table:style-name="a0849d0">
            <text:p>Dieudonne</text:p>
          </table:table-cell>
          <table:table-cell office:string-value="Dieudonne" office:value-type="string" table:number-rows-spanned="1" table:style-name="afa95d0">
            <text:p>Dieudonne</text:p>
          </table:table-cell>
          <table:table-cell office:string-value="36.0h CM" office:value-type="string" table:number-rows-spanned="1" table:style-name="ac28b96">
            <text:p>36.0h CM</text:p>
          </table:table-cell>
          <table:table-cell table:number-rows-spanned="1" table:style-name="a3a338c"/>
          <table:table-cell table:number-rows-spanned="1" table:style-name="a5edd1a"/>
          <table:table-cell table:number-rows-spanned="1" table:style-name="a07b0d0"/>
          <table:table-cell table:number-rows-spanned="1" table:style-name="aff65c4"/>
          <table:table-cell table:number-rows-spanned="1" table:style-name="ab5674d"/>
          <table:table-cell table:number-rows-spanned="1" table:style-name="a2b54e0"/>
          <table:table-cell table:number-rows-spanned="1" table:style-name="a2ce08d"/>
          <table:table-cell table:number-rows-spanned="1" table:style-name="adcb317"/>
          <table:table-cell table:number-rows-spanned="1"/>
          <table:table-cell office:string-value="Outils en informatique&#13;&#10;- Initiation à la recherche opérationnelle avec Excel" office:value-type="string" table:number-rows-spanned="1" table:style-name="a9e127b">
            <text:p>Outils en informatique<text:line-break/>- Initiation à la recherche opérationnelle avec Excel</text:p>
          </table:table-cell>
          <table:table-cell office:string-value="A1DEM14" office:value-type="string" table:number-rows-spanned="1" table:style-name="ae7c6fd">
            <text:p>A1DEM14</text:p>
          </table:table-cell>
          <table:table-cell office:string-value="Mayag" office:value-type="string" table:number-rows-spanned="1" table:style-name="a976394">
            <text:p>Mayag</text:p>
          </table:table-cell>
          <table:table-cell office:string-value="Mayag CM&#13;&#10;Belhoul&#13;&#10;Jamain&#13;&#10;Magnouche&#13;&#10;Mouhoub&#13;&#10;Haddad" office:value-type="string" table:number-rows-spanned="1" table:style-name="aad9bbe">
            <text:p>Mayag CM<text:line-break/>Belhoul<text:line-break/>Jamain<text:line-break/>Magnouche<text:line-break/>Mouhoub<text:line-break/>Haddad</text:p>
          </table:table-cell>
          <table:table-cell office:string-value="3.0h CM" office:value-type="string" table:number-rows-spanned="1" table:style-name="a2537cd">
            <text:p>3.0h CM</text:p>
          </table:table-cell>
          <table:table-cell table:number-rows-spanned="1" table:style-name="af96dd4"/>
          <table:table-cell office:string-value="12.0h TP" office:value-type="string" table:number-rows-spanned="1" table:style-name="abbe377">
            <text:p>12.0h TP</text:p>
          </table:table-cell>
          <table:table-cell office:string-value="6" office:value-type="string" table:number-rows-spanned="1" table:style-name="af014ed">
            <text:p>6</text:p>
          </table:table-cell>
          <table:table-cell table:number-rows-spanned="1" table:style-name="a78cb28"/>
          <table:table-cell table:number-rows-spanned="1" table:style-name="aeb7284"/>
          <table:table-cell table:number-rows-spanned="1" table:style-name="a2f2fdc"/>
          <table:table-cell table:number-rows-spanned="1" table:style-name="a894ccf"/>
          <table:table-cell table:number-rows-spanned="1" table:style-name="a9e49d5"/>
        </table:table-row>
        <table:table-row>
          <table:table-cell/>
          <table:table-cell office:string-value="Organisation des entreprisess" office:value-type="string" table:number-rows-spanned="1" table:style-name="a321c8e">
            <text:p>Organisation des entreprisess</text:p>
          </table:table-cell>
          <table:table-cell office:string-value="A1DEM07" office:value-type="string" table:number-rows-spanned="1" table:style-name="a2018f2">
            <text:p>A1DEM07</text:p>
          </table:table-cell>
          <table:table-cell office:string-value="Servel" office:value-type="string" table:number-rows-spanned="1" table:style-name="a87c7ff">
            <text:p>Servel</text:p>
          </table:table-cell>
          <table:table-cell office:string-value="Carcassonne CM&#13;&#10;Servel CM&#13;&#10;Zouaneb&#13;&#10;Diedhiou" office:value-type="string" table:number-rows-spanned="1" table:style-name="a2ab210">
            <text:p>Carcassonne CM<text:line-break/>Servel CM<text:line-break/>Zouaneb<text:line-break/>Diedhiou</text:p>
          </table:table-cell>
          <table:table-cell office:string-value="6.0h CM" office:value-type="string" table:number-rows-spanned="1" table:style-name="a309979">
            <text:p>6.0h CM</text:p>
          </table:table-cell>
          <table:table-cell office:string-value="30.0h TD" office:value-type="string" table:number-rows-spanned="1" table:style-name="a432d3b">
            <text:p>30.0h TD</text:p>
          </table:table-cell>
          <table:table-cell table:number-rows-spanned="1" table:style-name="a8b9f58"/>
          <table:table-cell office:string-value="2 TD" office:value-type="string" table:number-rows-spanned="1" table:style-name="ab5b573">
            <text:p>2 TD</text:p>
          </table:table-cell>
          <table:table-cell table:number-rows-spanned="1" table:style-name="ae9be1c"/>
          <table:table-cell table:number-rows-spanned="1" table:style-name="aba109d"/>
          <table:table-cell table:number-rows-spanned="1" table:style-name="a043978"/>
          <table:table-cell table:number-rows-spanned="1" table:style-name="ae9c473"/>
          <table:table-cell table:number-rows-spanned="1" table:style-name="a5d2063"/>
          <table:table-cell table:number-rows-spanned="1"/>
          <table:table-cell office:string-value="Outils en informatique&#13;&#10;- Bases de données élémentaires" office:value-type="string" table:number-rows-spanned="1" table:style-name="a966731">
            <text:p>Outils en informatique<text:line-break/>- Bases de données élémentaires</text:p>
          </table:table-cell>
          <table:table-cell office:string-value="A1DEM14" office:value-type="string" table:number-rows-spanned="1" table:style-name="afcc311">
            <text:p>A1DEM14</text:p>
          </table:table-cell>
          <table:table-cell office:string-value="Mayag" office:value-type="string" table:number-rows-spanned="1" table:style-name="a11ade3">
            <text:p>Mayag</text:p>
          </table:table-cell>
          <table:table-cell office:string-value="Mayag CM&#13;&#10;Belhoul&#13;&#10;Fu Liangliang&#13;&#10;Monnet&#13;&#10;Arib" office:value-type="string" table:number-rows-spanned="1" table:style-name="a3b4c6e">
            <text:p>Mayag CM<text:line-break/>Belhoul<text:line-break/>Fu Liangliang<text:line-break/>Monnet<text:line-break/>Arib</text:p>
          </table:table-cell>
          <table:table-cell office:string-value="3.0h CM" office:value-type="string" table:number-rows-spanned="1" table:style-name="a2c9e71">
            <text:p>3.0h CM</text:p>
          </table:table-cell>
          <table:table-cell table:number-rows-spanned="1" table:style-name="a1e16f8"/>
          <table:table-cell office:string-value="12.0h TP" office:value-type="string" table:number-rows-spanned="1" table:style-name="ab06f26">
            <text:p>12.0h TP</text:p>
          </table:table-cell>
          <table:table-cell office:string-value="6" office:value-type="string" table:number-rows-spanned="1" table:style-name="a35acf7">
            <text:p>6</text:p>
          </table:table-cell>
          <table:table-cell table:number-rows-spanned="1" table:style-name="a9713a5"/>
          <table:table-cell table:number-rows-spanned="1" table:style-name="a593ca1"/>
          <table:table-cell table:number-rows-spanned="1" table:style-name="a845d2f"/>
          <table:table-cell table:number-rows-spanned="1" table:style-name="a392097"/>
          <table:table-cell table:number-rows-spanned="1" table:style-name="a72595e"/>
        </table:table-row>
        <table:table-row>
          <table:table-cell/>
          <table:table-cell office:string-value="Anglais 1" office:value-type="string" table:number-rows-spanned="1" table:style-name="adaeae0">
            <text:p>Anglais 1</text:p>
          </table:table-cell>
          <table:table-cell office:string-value="A1DEM05" office:value-type="string" table:number-rows-spanned="1" table:style-name="a9d16eb">
            <text:p>A1DEM05</text:p>
          </table:table-cell>
          <table:table-cell office:string-value="Bourrel" office:value-type="string" table:number-rows-spanned="1" table:style-name="a276ae5">
            <text:p>Bourrel</text:p>
          </table:table-cell>
          <table:table-cell office:string-value="Lytle-Hassan&#13;&#10;Countcham&#13;&#10;Joyce&#13;&#10;Roque&#13;&#10;Pattie&#13;&#10;Whiteside&#13;&#10;Levy-Alimi" office:value-type="string" table:number-rows-spanned="1" table:style-name="aec7e97">
            <text:p>Lytle-Hassan<text:line-break/>Countcham<text:line-break/>Joyce<text:line-break/>Roque<text:line-break/>Pattie<text:line-break/>Whiteside<text:line-break/>Levy-Alimi</text:p>
          </table:table-cell>
          <table:table-cell table:number-rows-spanned="1" table:style-name="a97dbac"/>
          <table:table-cell office:string-value="18.0h CMTD" office:value-type="string" table:number-rows-spanned="1" table:style-name="aaaa87e">
            <text:p>18.0h CMTD</text:p>
          </table:table-cell>
          <table:table-cell table:number-rows-spanned="1" table:style-name="a19ab7d"/>
          <table:table-cell office:string-value="12" office:value-type="string" table:number-rows-spanned="1" table:style-name="ac2ca86">
            <text:p>12</text:p>
          </table:table-cell>
          <table:table-cell table:number-rows-spanned="1" table:style-name="a617c94"/>
          <table:table-cell table:number-rows-spanned="1" table:style-name="ad6235b"/>
          <table:table-cell table:number-rows-spanned="1" table:style-name="aa9462c"/>
          <table:table-cell table:number-rows-spanned="1" table:style-name="a0b4f1c"/>
          <table:table-cell table:number-rows-spanned="1" table:style-name="a6de835"/>
          <table:table-cell table:number-rows-spanned="1"/>
          <table:table-cell office:string-value="Macroéconomie : analyse de long terme" office:value-type="string" table:number-rows-spanned="1" table:style-name="afe908f">
            <text:p>Macroéconomie : analyse de long terme</text:p>
          </table:table-cell>
          <table:table-cell office:string-value="A1DEM12" office:value-type="string" table:number-rows-spanned="1" table:style-name="aacfa59">
            <text:p>A1DEM12</text:p>
          </table:table-cell>
          <table:table-cell office:string-value="Chagny" office:value-type="string" table:number-rows-spanned="1" table:style-name="a6726d4">
            <text:p>Chagny</text:p>
          </table:table-cell>
          <table:table-cell office:string-value="Chagny CM&#13;&#10;Lorre&#13;&#10;Laffineur" office:value-type="string" table:number-rows-spanned="1" table:style-name="ac03fca">
            <text:p>Chagny CM<text:line-break/>Lorre<text:line-break/>Laffineur</text:p>
          </table:table-cell>
          <table:table-cell office:string-value="19.5h CM" office:value-type="string" table:number-rows-spanned="1" table:style-name="af68d77">
            <text:p>19.5h CM</text:p>
          </table:table-cell>
          <table:table-cell office:string-value="19.5h TD" office:value-type="string" table:number-rows-spanned="1" table:style-name="a61c805">
            <text:p>19.5h TD</text:p>
          </table:table-cell>
          <table:table-cell table:number-rows-spanned="1" table:style-name="a707063"/>
          <table:table-cell office:string-value="6" office:value-type="string" table:number-rows-spanned="1" table:style-name="a872544">
            <text:p>6</text:p>
          </table:table-cell>
          <table:table-cell table:number-rows-spanned="1" table:style-name="aeeff9f"/>
          <table:table-cell table:number-rows-spanned="1" table:style-name="aadcadf"/>
          <table:table-cell table:number-rows-spanned="1" table:style-name="a591f8a"/>
          <table:table-cell table:number-rows-spanned="1" table:style-name="a0422dd"/>
          <table:table-cell table:number-rows-spanned="1" table:style-name="a5d1ac4"/>
        </table:table-row>
        <table:table-row>
          <table:table-cell/>
          <table:table-cell office:string-value="LV2 (Allemand / Espagnol)" office:value-type="string" table:number-rows-spanned="1" table:style-name="a3688bc">
            <text:p>LV2 (Allemand / Espagnol)</text:p>
          </table:table-cell>
          <table:table-cell office:string-value="A1ALL01&#13;&#10;A1ESP01" office:value-type="string" table:number-rows-spanned="1" table:style-name="abdc481">
            <text:p>A1ALL01<text:line-break/>A1ESP01</text:p>
          </table:table-cell>
          <table:table-cell office:string-value="Quinchon-Caudal&#13;&#10;Amisse" office:value-type="string" table:number-rows-spanned="1" table:style-name="a4bb2a6">
            <text:p>Quinchon-Caudal<text:line-break/>Amisse</text:p>
          </table:table-cell>
          <table:table-cell office:string-value="Tudoran&#13;&#10;Barrera Guarin&#13;&#10;Jareno Gila" office:value-type="string" table:number-rows-spanned="1" table:style-name="ae9d865">
            <text:p>Tudoran<text:line-break/>Barrera Guarin<text:line-break/>Jareno Gila</text:p>
          </table:table-cell>
          <table:table-cell table:number-rows-spanned="1" table:style-name="a53c328"/>
          <table:table-cell office:string-value="18.0h TD" office:value-type="string" table:number-rows-spanned="1" table:style-name="ad8fe1c">
            <text:p>18.0h TD</text:p>
          </table:table-cell>
          <table:table-cell table:number-rows-spanned="1" table:style-name="a09d796"/>
          <table:table-cell office:string-value="2 all&#13;&#10;3 esp" office:value-type="string" table:number-rows-spanned="1" table:style-name="af9ad69">
            <text:p>2 all<text:line-break/>3 esp</text:p>
          </table:table-cell>
          <table:table-cell table:number-rows-spanned="1" table:style-name="a8afb49"/>
          <table:table-cell table:number-rows-spanned="1" table:style-name="abe0736"/>
          <table:table-cell table:number-rows-spanned="1" table:style-name="a44dddc"/>
          <table:table-cell table:number-rows-spanned="1" table:style-name="a987047"/>
          <table:table-cell table:number-rows-spanned="1" table:style-name="a4d8649"/>
          <table:table-cell table:number-rows-spanned="1"/>
          <table:table-cell office:string-value="Anglais 2" office:value-type="string" table:number-rows-spanned="1" table:style-name="a559c42">
            <text:p>Anglais 2</text:p>
          </table:table-cell>
          <table:table-cell office:string-value="A1DEM13" office:value-type="string" table:number-rows-spanned="1" table:style-name="a338412">
            <text:p>A1DEM13</text:p>
          </table:table-cell>
          <table:table-cell office:string-value="Bourrel" office:value-type="string" table:number-rows-spanned="1" table:style-name="ac98708">
            <text:p>Bourrel</text:p>
          </table:table-cell>
          <table:table-cell office:string-value="Lytle-Hassan&#13;&#10;Countcham&#13;&#10;Joyce&#13;&#10;Roque&#13;&#10;Pattie&#13;&#10;Whiteside&#13;&#10;Orgeret" office:value-type="string" table:number-rows-spanned="1" table:style-name="a78348d">
            <text:p>Lytle-Hassan<text:line-break/>Countcham<text:line-break/>Joyce<text:line-break/>Roque<text:line-break/>Pattie<text:line-break/>Whiteside<text:line-break/>Orgeret</text:p>
          </table:table-cell>
          <table:table-cell table:number-rows-spanned="1" table:style-name="a269a9e"/>
          <table:table-cell office:string-value="19.5h CMTD" office:value-type="string" table:number-rows-spanned="1" table:style-name="a2f34c1">
            <text:p>19.5h CMTD</text:p>
          </table:table-cell>
          <table:table-cell table:number-rows-spanned="1" table:style-name="a1f504d"/>
          <table:table-cell office:string-value="12" office:value-type="string" table:number-rows-spanned="1" table:style-name="a4725a0">
            <text:p>12</text:p>
          </table:table-cell>
          <table:table-cell table:number-rows-spanned="1" table:style-name="a6e0af9"/>
          <table:table-cell table:number-rows-spanned="1" table:style-name="a74a875"/>
          <table:table-cell table:number-rows-spanned="1" table:style-name="a3f9a0b"/>
          <table:table-cell table:number-rows-spanned="1" table:style-name="a589330"/>
          <table:table-cell table:number-rows-spanned="1" table:style-name="a9f3d7b"/>
        </table:table-row>
        <table:table-row>
          <table:table-cell/>
          <table:table-cell office:string-value="Anglais soutien S1" office:value-type="string" table:number-rows-spanned="1" table:style-name="ac0bb30">
            <text:p>Anglais soutien S1</text:p>
          </table:table-cell>
          <table:table-cell office:string-value="A1SOU01" office:value-type="string" table:number-rows-spanned="1" table:style-name="a2ec6d0">
            <text:p>A1SOU01</text:p>
          </table:table-cell>
          <table:table-cell office:string-value="Bourrel" office:value-type="string" table:number-rows-spanned="1" table:style-name="a532220">
            <text:p>Bourrel</text:p>
          </table:table-cell>
          <table:table-cell office:string-value="Joyce" office:value-type="string" table:number-rows-spanned="1" table:style-name="abe0fc3">
            <text:p>Joyce</text:p>
          </table:table-cell>
          <table:table-cell table:number-rows-spanned="1" table:style-name="a0f553e"/>
          <table:table-cell office:string-value="19.5h TD" office:value-type="string" table:number-rows-spanned="1" table:style-name="a027da8">
            <text:p>19.5h TD</text:p>
          </table:table-cell>
          <table:table-cell table:number-rows-spanned="1" table:style-name="a96ea9c"/>
          <table:table-cell office:string-value="1" office:value-type="string" table:number-rows-spanned="1" table:style-name="a41e143">
            <text:p>1</text:p>
          </table:table-cell>
          <table:table-cell table:number-rows-spanned="1" table:style-name="a43c914"/>
          <table:table-cell table:number-rows-spanned="1" table:style-name="ac84681"/>
          <table:table-cell table:number-rows-spanned="1" table:style-name="ac8f76a"/>
          <table:table-cell table:number-rows-spanned="1" table:style-name="ab66957"/>
          <table:table-cell table:number-rows-spanned="1" table:style-name="acecdb2"/>
          <table:table-cell table:number-rows-spanned="1"/>
          <table:table-cell office:string-value="LV2 (Allemand / Espagnol)" office:value-type="string" table:number-rows-spanned="1" table:style-name="a67b0ba">
            <text:p>LV2 (Allemand / Espagnol)</text:p>
          </table:table-cell>
          <table:table-cell office:string-value="" office:value-type="string" table:number-rows-spanned="1" table:style-name="a952d50">
            <text:p/>
          </table:table-cell>
          <table:table-cell table:number-rows-spanned="1" table:style-name="ac4a328"/>
          <table:table-cell table:number-rows-spanned="1" table:style-name="a400708"/>
          <table:table-cell table:number-rows-spanned="1" table:style-name="a157802"/>
          <table:table-cell office:string-value="19.5h TD" office:value-type="string" table:number-rows-spanned="1" table:style-name="af6a7ba">
            <text:p>19.5h TD</text:p>
          </table:table-cell>
          <table:table-cell table:number-rows-spanned="1" table:style-name="aa4dce8"/>
          <table:table-cell office:string-value="2 all&#13;&#10;3 esp" office:value-type="string" table:number-rows-spanned="1" table:style-name="a0b21ef">
            <text:p>2 all<text:line-break/>3 esp</text:p>
          </table:table-cell>
          <table:table-cell table:number-rows-spanned="1" table:style-name="ac4e560"/>
          <table:table-cell table:number-rows-spanned="1" table:style-name="af4ea6f"/>
          <table:table-cell table:number-rows-spanned="1" table:style-name="a453886"/>
          <table:table-cell table:number-rows-spanned="1" table:style-name="ad847a2"/>
          <table:table-cell table:number-rows-spanned="1" table:style-name="ada87df"/>
        </table:table-row>
        <table:table-row>
          <table:table-cell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office:string-value="Anglais soutien S2" office:value-type="string" table:number-rows-spanned="1" table:style-name="ab7c31f">
            <text:p>Anglais soutien S2</text:p>
          </table:table-cell>
          <table:table-cell office:string-value="A1SOU02" office:value-type="string" table:number-rows-spanned="1" table:style-name="aef9eac">
            <text:p>A1SOU02</text:p>
          </table:table-cell>
          <table:table-cell office:string-value="Bourrel" office:value-type="string" table:number-rows-spanned="1" table:style-name="a42158e">
            <text:p>Bourrel</text:p>
          </table:table-cell>
          <table:table-cell office:string-value="Joyce" office:value-type="string" table:number-rows-spanned="1" table:style-name="a836b5b">
            <text:p>Joyce</text:p>
          </table:table-cell>
          <table:table-cell table:number-rows-spanned="1" table:style-name="a900119"/>
          <table:table-cell office:string-value="19.5h TD" office:value-type="string" table:number-rows-spanned="1" table:style-name="a595b00">
            <text:p>19.5h TD</text:p>
          </table:table-cell>
          <table:table-cell table:number-rows-spanned="1" table:style-name="a320ee7"/>
          <table:table-cell office:string-value="1" office:value-type="string" table:number-rows-spanned="1" table:style-name="ae478f6">
            <text:p>1</text:p>
          </table:table-cell>
          <table:table-cell table:number-rows-spanned="1" table:style-name="a5a686f"/>
          <table:table-cell table:number-rows-spanned="1" table:style-name="a684319"/>
          <table:table-cell table:number-rows-spanned="1" table:style-name="a734da1"/>
          <table:table-cell table:number-rows-spanned="1" table:style-name="ade451a"/>
          <table:table-cell table:number-rows-spanned="1" table:style-name="a0b352e"/>
        </table:table-row>
        <table:table-row>
          <table:table-cell/>
          <table:table-cell office:string-value="COMMENTAIRES" office:value-type="string" table:number-rows-spanned="1" table:style-name="ac87612">
            <text:p>COMMENTAIRES</text:p>
          </table:table-cell>
          <table:table-cell table:number-columns-spanned="12" table:number-rows-spanned="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office:string-value="DROIT C2I" office:value-type="string" table:number-rows-spanned="1" table:style-name="a3b940b">
            <text:p>DROIT C2I</text:p>
          </table:table-cell>
          <table:table-cell office:string-value="A0MID21" office:value-type="string" table:number-rows-spanned="1" table:style-name="a2cb46a">
            <text:p>A0MID21</text:p>
          </table:table-cell>
          <table:table-cell table:number-rows-spanned="1" table:style-name="acf6d04"/>
          <table:table-cell office:string-value="Batusanski" office:value-type="string" table:number-rows-spanned="1" table:style-name="a3e209c">
            <text:p>Batusanski</text:p>
          </table:table-cell>
          <table:table-cell office:string-value="18.0h CM" office:value-type="string" table:number-rows-spanned="1" table:style-name="a22c880">
            <text:p>18.0h CM</text:p>
          </table:table-cell>
          <table:table-cell table:number-rows-spanned="1" table:style-name="aabb3b0"/>
          <table:table-cell table:number-rows-spanned="1" table:style-name="a21e5e9"/>
          <table:table-cell office:string-value="1" office:value-type="string" table:number-rows-spanned="1" table:style-name="a731a94">
            <text:p>1</text:p>
          </table:table-cell>
          <table:table-cell table:number-rows-spanned="1" table:style-name="a72e95b"/>
          <table:table-cell table:number-rows-spanned="1" table:style-name="a38f3c8"/>
          <table:table-cell table:number-rows-spanned="1" table:style-name="ad9dfa4"/>
          <table:table-cell table:number-rows-spanned="1" table:style-name="ab428e4"/>
          <table:table-cell table:number-rows-spanned="1" table:style-name="af91af9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office:string-value="COMMENTAIRES" office:value-type="string" table:number-rows-spanned="1" table:style-name="acf1cfb">
            <text:p>COMMENTAIRES</text:p>
          </table:table-cell>
          <table:table-cell table:number-columns-spanned="12" table:number-rows-spanned="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table-cell table:number-columns-repeated="12"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table-cell table:number-columns-repeated="12"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dpt Mido</meta:initial-creator>
    <dc:creator>Louis Fontaine</dc:creator>
    <meta:creation-date>2015-04-07T09:28:56Z</meta:creation-date>
    <dc:date>2018-05-14T17:39:03Z</dc:date>
    <meta:print-date>2016-05-10T12:40:45Z</meta:print-date>
  </office:meta>
</office:document-meta>
</file>